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313in" fo:margin-left="0.0667in" table:align="left"/>
    </style:style>
    <style:style style:name="Table1.A" style:family="table-column">
      <style:table-column-properties style:column-width="0.375in"/>
    </style:style>
    <style:style style:name="Table1.B" style:family="table-column">
      <style:table-column-properties style:column-width="0.8125in"/>
    </style:style>
    <style:style style:name="Table1.C" style:family="table-column">
      <style:table-column-properties style:column-width="1.375in"/>
    </style:style>
    <style:style style:name="Table1.E" style:family="table-column">
      <style:table-column-properties style:column-width="1.2667in"/>
    </style:style>
    <style:style style:name="Table1.F" style:family="table-column">
      <style:table-column-properties style:column-width="1.427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Default">
      <style:paragraph-properties fo:margin-left="0in" fo:margin-right="0in" fo:margin-top="0.0201in" fo:margin-bottom="0.0402in" loext:contextual-spacing="false" style:line-height-at-least="0.139in" fo:text-indent="0in" style:auto-text-indent="false"/>
    </style:style>
    <style:style style:name="P2" style:family="paragraph" style:parent-style-name="Default">
      <style:paragraph-properties fo:margin-left="0in" fo:margin-right="0in" fo:margin-top="0.0201in" fo:margin-bottom="0.0402in" loext:contextual-spacing="false" style:line-height-at-least="0.139in" fo:text-align="start" style:justify-single-word="false" fo:text-indent="0in" style:auto-text-indent="false"/>
    </style:style>
    <style:style style:name="P3" style:family="paragraph" style:parent-style-name="Default">
      <style:paragraph-properties fo:margin-left="0in" fo:margin-right="0in" fo:margin-top="0.1654in" fo:margin-bottom="0.0827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Times New Roman" fo:font-size="14pt" fo:letter-spacing="normal" fo:font-style="normal" fo:text-shadow="none" style:text-underline-style="none" fo:font-weight="bold" style:letter-kerning="true" style:font-size-asian="14pt" style:font-style-asian="normal" style:font-weight-asian="bold" style:text-emphasize="none"/>
    </style:style>
    <style:style style:name="P4" style:family="paragraph" style:parent-style-name="Default">
      <style:paragraph-properties fo:margin-left="0in" fo:margin-right="0in" fo:margin-top="0.0866in" fo:margin-bottom="0.0043in" loext:contextual-spacing="false" style:line-height-at-least="0.139in" fo:text-align="start" style:justify-single-word="false" fo:text-indent="0in" style:auto-text-indent="false"/>
      <style:text-properties fo:color="#00549f" style:text-outline="false" style:text-line-through-style="none" style:text-line-through-type="none" style:font-name="Times New Roman" fo:font-size="14pt" fo:letter-spacing="normal" fo:font-style="normal" fo:text-shadow="none" style:text-underline-style="none" fo:font-weight="bold" style:letter-kerning="true" style:font-size-asian="14pt" style:font-style-asian="normal" style:font-weight-asian="bold" style:text-emphasize="none"/>
    </style:style>
    <style:style style:name="P5" style:family="paragraph" style:parent-style-name="Standard">
      <style:text-properties officeooo:rsid="00289a5c" officeooo:paragraph-rsid="00289a5c"/>
    </style:style>
    <style:style style:name="P6" style:family="paragraph" style:parent-style-name="Standard">
      <style:text-properties officeooo:rsid="002ea307" officeooo:paragraph-rsid="002ea307"/>
    </style:style>
    <style:style style:name="P7" style:family="paragraph" style:parent-style-name="Standard">
      <style:text-properties officeooo:rsid="002f0e68" officeooo:paragraph-rsid="002f0e68"/>
    </style:style>
    <style:style style:name="P8" style:family="paragraph" style:parent-style-name="Table_20_Contents">
      <style:text-properties officeooo:rsid="001b6a3b"/>
    </style:style>
    <style:style style:name="P9" style:family="paragraph" style:parent-style-name="Table_20_Contents">
      <style:text-properties officeooo:rsid="001b6a3b" officeooo:paragraph-rsid="001b6a3b"/>
    </style:style>
    <style:style style:name="P10" style:family="paragraph" style:parent-style-name="Table_20_Contents">
      <style:text-properties officeooo:rsid="001b6a3b" officeooo:paragraph-rsid="001cb38e"/>
    </style:style>
    <style:style style:name="P11" style:family="paragraph" style:parent-style-name="Table_20_Contents">
      <style:text-properties officeooo:rsid="001b6a3b" officeooo:paragraph-rsid="002979d0"/>
    </style:style>
    <style:style style:name="P12" style:family="paragraph" style:parent-style-name="Table_20_Contents">
      <style:text-properties officeooo:rsid="001b6a3b" officeooo:paragraph-rsid="00305cb0"/>
    </style:style>
    <style:style style:name="P13" style:family="paragraph" style:parent-style-name="Table_20_Contents">
      <style:text-properties officeooo:rsid="001b6a3b" officeooo:paragraph-rsid="00717d91"/>
    </style:style>
    <style:style style:name="P14" style:family="paragraph" style:parent-style-name="Table_20_Contents">
      <style:text-properties officeooo:rsid="001b6a3b" officeooo:paragraph-rsid="0071dd66"/>
    </style:style>
    <style:style style:name="P15" style:family="paragraph" style:parent-style-name="Table_20_Contents">
      <style:text-properties officeooo:rsid="001b6a3b" officeooo:paragraph-rsid="007524fa"/>
    </style:style>
    <style:style style:name="P16" style:family="paragraph" style:parent-style-name="Table_20_Contents">
      <style:text-properties officeooo:paragraph-rsid="001b6a3b"/>
    </style:style>
    <style:style style:name="P17" style:family="paragraph" style:parent-style-name="Table_20_Contents">
      <style:text-properties officeooo:rsid="001cb38e" officeooo:paragraph-rsid="001cb38e"/>
    </style:style>
    <style:style style:name="P18" style:family="paragraph" style:parent-style-name="Table_20_Contents">
      <style:text-properties officeooo:rsid="001cb38e" officeooo:paragraph-rsid="0071dd66"/>
    </style:style>
    <style:style style:name="P19" style:family="paragraph" style:parent-style-name="Table_20_Contents">
      <style:text-properties officeooo:paragraph-rsid="001cb38e"/>
    </style:style>
    <style:style style:name="P20" style:family="paragraph" style:parent-style-name="Table_20_Contents">
      <style:text-properties officeooo:rsid="001cf0e6"/>
    </style:style>
    <style:style style:name="P21" style:family="paragraph" style:parent-style-name="Table_20_Contents">
      <style:text-properties officeooo:rsid="001cf0e6" officeooo:paragraph-rsid="001cf0e6"/>
    </style:style>
    <style:style style:name="P22" style:family="paragraph" style:parent-style-name="Table_20_Contents">
      <style:text-properties officeooo:rsid="001f4c07" officeooo:paragraph-rsid="001f4c07"/>
    </style:style>
    <style:style style:name="P23" style:family="paragraph" style:parent-style-name="Table_20_Contents">
      <style:text-properties officeooo:rsid="00204a26" officeooo:paragraph-rsid="00204a26"/>
    </style:style>
    <style:style style:name="P24" style:family="paragraph" style:parent-style-name="Table_20_Contents">
      <style:text-properties officeooo:rsid="00204f92" officeooo:paragraph-rsid="00204f92"/>
    </style:style>
    <style:style style:name="P25" style:family="paragraph" style:parent-style-name="Table_20_Contents">
      <style:text-properties officeooo:rsid="00236e0a" officeooo:paragraph-rsid="00236e0a"/>
    </style:style>
    <style:style style:name="P26" style:family="paragraph" style:parent-style-name="Table_20_Contents">
      <style:text-properties officeooo:rsid="00292ca4" officeooo:paragraph-rsid="00292ca4"/>
    </style:style>
    <style:style style:name="P27" style:family="paragraph" style:parent-style-name="Table_20_Contents">
      <style:text-properties officeooo:rsid="002979d0" officeooo:paragraph-rsid="002979d0"/>
    </style:style>
    <style:style style:name="P28" style:family="paragraph" style:parent-style-name="Table_20_Contents">
      <style:text-properties officeooo:rsid="002979d0" officeooo:paragraph-rsid="001b6a3b"/>
    </style:style>
    <style:style style:name="P29" style:family="paragraph" style:parent-style-name="Table_20_Contents">
      <style:text-properties officeooo:rsid="002979d0" officeooo:paragraph-rsid="002a5616"/>
    </style:style>
    <style:style style:name="P30" style:family="paragraph" style:parent-style-name="Table_20_Contents">
      <style:text-properties officeooo:rsid="002979d0" officeooo:paragraph-rsid="00305cb0"/>
    </style:style>
    <style:style style:name="P31" style:family="paragraph" style:parent-style-name="Table_20_Contents">
      <style:text-properties officeooo:rsid="002979d0" officeooo:paragraph-rsid="001cb38e"/>
    </style:style>
    <style:style style:name="P32" style:family="paragraph" style:parent-style-name="Table_20_Contents">
      <style:text-properties officeooo:rsid="002979d0" officeooo:paragraph-rsid="002a5616" fo:background-color="#fff200"/>
    </style:style>
    <style:style style:name="P33" style:family="paragraph" style:parent-style-name="Table_20_Contents">
      <style:text-properties officeooo:paragraph-rsid="001b6a3b" fo:background-color="#fff200"/>
    </style:style>
    <style:style style:name="P34" style:family="paragraph" style:parent-style-name="Table_20_Contents">
      <style:text-properties officeooo:paragraph-rsid="001cb38e" fo:background-color="#fff200"/>
    </style:style>
    <style:style style:name="P35" style:family="paragraph" style:parent-style-name="Table_20_Contents">
      <style:text-properties officeooo:rsid="002d2ec9" officeooo:paragraph-rsid="007524fa" fo:background-color="#fff200"/>
    </style:style>
    <style:style style:name="P36" style:family="paragraph" style:parent-style-name="Table_20_Contents">
      <style:text-properties officeooo:paragraph-rsid="007524fa" fo:background-color="#fff200"/>
    </style:style>
    <style:style style:name="P37" style:family="paragraph" style:parent-style-name="Table_20_Contents">
      <style:text-properties officeooo:rsid="002ea307" officeooo:paragraph-rsid="002ea307"/>
    </style:style>
    <style:style style:name="P38" style:family="paragraph" style:parent-style-name="Table_20_Contents">
      <style:text-properties officeooo:rsid="00305cb0" officeooo:paragraph-rsid="00305cb0"/>
    </style:style>
    <style:style style:name="P39" style:family="paragraph" style:parent-style-name="Table_20_Contents">
      <style:text-properties officeooo:rsid="00305cb0" officeooo:paragraph-rsid="00338517"/>
    </style:style>
    <style:style style:name="P40" style:family="paragraph" style:parent-style-name="Table_20_Contents">
      <style:text-properties officeooo:rsid="0031b9ca" officeooo:paragraph-rsid="0031b9ca"/>
    </style:style>
    <style:style style:name="P41" style:family="paragraph" style:parent-style-name="Table_20_Contents">
      <style:text-properties officeooo:rsid="00338517" officeooo:paragraph-rsid="00338517"/>
    </style:style>
    <style:style style:name="P42" style:family="paragraph" style:parent-style-name="Table_20_Contents">
      <style:text-properties officeooo:rsid="0039f24c" officeooo:paragraph-rsid="0039f24c"/>
    </style:style>
    <style:style style:name="P43" style:family="paragraph" style:parent-style-name="Table_20_Contents">
      <style:text-properties officeooo:rsid="003a3b22" officeooo:paragraph-rsid="003a3b22"/>
    </style:style>
    <style:style style:name="P44" style:family="paragraph" style:parent-style-name="Table_20_Contents">
      <style:text-properties officeooo:paragraph-rsid="001cb38e" fo:background-color="#fcc79b"/>
    </style:style>
    <style:style style:name="P45" style:family="paragraph" style:parent-style-name="Table_20_Contents">
      <style:text-properties officeooo:rsid="0040905e" officeooo:paragraph-rsid="0040905e"/>
    </style:style>
    <style:style style:name="P46" style:family="paragraph" style:parent-style-name="Table_20_Contents">
      <style:text-properties style:text-line-through-style="solid" style:text-line-through-type="single" officeooo:rsid="0062507a" officeooo:paragraph-rsid="0060948e"/>
    </style:style>
    <style:style style:name="P47" style:family="paragraph" style:parent-style-name="Table_20_Contents">
      <style:text-properties officeooo:rsid="0045b7d6" officeooo:paragraph-rsid="0071dd66"/>
    </style:style>
    <style:style style:name="P48" style:family="paragraph" style:parent-style-name="Table_20_Contents">
      <style:text-properties officeooo:rsid="0048eb40" officeooo:paragraph-rsid="0048eb40"/>
    </style:style>
    <style:style style:name="P49" style:family="paragraph" style:parent-style-name="Table_20_Contents">
      <style:text-properties officeooo:rsid="0048eb40" officeooo:paragraph-rsid="004d1cbd"/>
    </style:style>
    <style:style style:name="P50" style:family="paragraph" style:parent-style-name="Table_20_Contents">
      <style:text-properties officeooo:rsid="004fc928" officeooo:paragraph-rsid="004fc928"/>
    </style:style>
    <style:style style:name="P51" style:family="paragraph" style:parent-style-name="Table_20_Contents">
      <style:text-properties officeooo:rsid="004fc928" officeooo:paragraph-rsid="0050d686"/>
    </style:style>
    <style:style style:name="P52" style:family="paragraph" style:parent-style-name="Table_20_Contents">
      <style:text-properties officeooo:rsid="004fc928" officeooo:paragraph-rsid="001cb38e"/>
    </style:style>
    <style:style style:name="P53" style:family="paragraph" style:parent-style-name="Table_20_Contents">
      <style:text-properties officeooo:rsid="0050d686" officeooo:paragraph-rsid="0050d686"/>
    </style:style>
    <style:style style:name="P54" style:family="paragraph" style:parent-style-name="Table_20_Contents">
      <style:text-properties officeooo:rsid="0050d686" officeooo:paragraph-rsid="005300b2"/>
    </style:style>
    <style:style style:name="P55" style:family="paragraph" style:parent-style-name="Table_20_Contents">
      <style:text-properties officeooo:rsid="0050d686" officeooo:paragraph-rsid="0053cce4"/>
    </style:style>
    <style:style style:name="P56" style:family="paragraph" style:parent-style-name="Table_20_Contents">
      <style:text-properties officeooo:rsid="0050d686" officeooo:paragraph-rsid="00560cdc"/>
    </style:style>
    <style:style style:name="P57" style:family="paragraph" style:parent-style-name="Table_20_Contents">
      <style:text-properties officeooo:rsid="0050d686" officeooo:paragraph-rsid="00579914"/>
    </style:style>
    <style:style style:name="P58" style:family="paragraph" style:parent-style-name="Table_20_Contents">
      <style:text-properties officeooo:rsid="0050d686" officeooo:paragraph-rsid="005ac56b"/>
    </style:style>
    <style:style style:name="P59" style:family="paragraph" style:parent-style-name="Table_20_Contents">
      <style:text-properties officeooo:rsid="0052a40a" officeooo:paragraph-rsid="0050d686"/>
    </style:style>
    <style:style style:name="P60" style:family="paragraph" style:parent-style-name="Table_20_Contents">
      <style:text-properties officeooo:rsid="005300b2" officeooo:paragraph-rsid="005300b2"/>
    </style:style>
    <style:style style:name="P61" style:family="paragraph" style:parent-style-name="Table_20_Contents">
      <style:text-properties officeooo:rsid="005300b2" officeooo:paragraph-rsid="0055b52f"/>
    </style:style>
    <style:style style:name="P62" style:family="paragraph" style:parent-style-name="Table_20_Contents">
      <style:text-properties officeooo:rsid="0053cce4" officeooo:paragraph-rsid="0053cce4"/>
    </style:style>
    <style:style style:name="P63" style:family="paragraph" style:parent-style-name="Table_20_Contents">
      <style:text-properties officeooo:rsid="0055b52f" officeooo:paragraph-rsid="0055b52f"/>
    </style:style>
    <style:style style:name="P64" style:family="paragraph" style:parent-style-name="Table_20_Contents">
      <style:text-properties officeooo:rsid="00560cdc" officeooo:paragraph-rsid="00560cdc"/>
    </style:style>
    <style:style style:name="P65" style:family="paragraph" style:parent-style-name="Table_20_Contents">
      <style:text-properties officeooo:rsid="00579914" officeooo:paragraph-rsid="00579914"/>
    </style:style>
    <style:style style:name="P66" style:family="paragraph" style:parent-style-name="Table_20_Contents">
      <style:text-properties officeooo:rsid="0058cc53" officeooo:paragraph-rsid="0058cc53"/>
    </style:style>
    <style:style style:name="P67" style:family="paragraph" style:parent-style-name="Table_20_Contents">
      <style:text-properties officeooo:rsid="005f629f" officeooo:paragraph-rsid="005f629f"/>
    </style:style>
    <style:style style:name="P68" style:family="paragraph" style:parent-style-name="Table_20_Contents">
      <style:text-properties officeooo:rsid="005f629f" officeooo:paragraph-rsid="0060948e"/>
    </style:style>
    <style:style style:name="P69" style:family="paragraph" style:parent-style-name="Table_20_Contents">
      <style:text-properties officeooo:rsid="005f629f" officeooo:paragraph-rsid="00632369"/>
    </style:style>
    <style:style style:name="P70" style:family="paragraph" style:parent-style-name="Table_20_Contents">
      <style:text-properties officeooo:rsid="005f629f" officeooo:paragraph-rsid="0065811a"/>
    </style:style>
    <style:style style:name="P71" style:family="paragraph" style:parent-style-name="Table_20_Contents">
      <style:text-properties officeooo:rsid="005f629f" officeooo:paragraph-rsid="006a6d00"/>
    </style:style>
    <style:style style:name="P72" style:family="paragraph" style:parent-style-name="Table_20_Contents">
      <style:text-properties officeooo:rsid="0060948e" officeooo:paragraph-rsid="0060948e"/>
    </style:style>
    <style:style style:name="P73" style:family="paragraph" style:parent-style-name="Table_20_Contents">
      <style:text-properties officeooo:rsid="006a2c6e" officeooo:paragraph-rsid="0067a35d"/>
    </style:style>
    <style:style style:name="P74" style:family="paragraph" style:parent-style-name="Table_20_Contents">
      <style:text-properties officeooo:rsid="006b1f4d" officeooo:paragraph-rsid="006b1f4d"/>
    </style:style>
    <style:style style:name="P75" style:family="paragraph" style:parent-style-name="Table_20_Contents">
      <style:text-properties officeooo:rsid="006c3a42" officeooo:paragraph-rsid="006c3a42"/>
    </style:style>
    <style:style style:name="P76" style:family="paragraph" style:parent-style-name="Table_20_Contents">
      <style:text-properties officeooo:rsid="006dd9a4" officeooo:paragraph-rsid="006dd9a4"/>
    </style:style>
    <style:style style:name="P77" style:family="paragraph" style:parent-style-name="Table_20_Contents">
      <style:text-properties style:text-underline-style="solid" style:text-underline-width="auto" style:text-underline-color="font-color" officeooo:rsid="0041da51" officeooo:paragraph-rsid="0040905e" fo:background-color="transparent"/>
    </style:style>
    <style:style style:name="P78" style:family="paragraph" style:parent-style-name="Table_20_Contents">
      <style:text-properties style:text-underline-style="solid" style:text-underline-width="auto" style:text-underline-color="font-color" officeooo:rsid="0041da51" officeooo:paragraph-rsid="0040905e"/>
    </style:style>
    <style:style style:name="P79" style:family="paragraph" style:parent-style-name="Table_20_Contents">
      <style:text-properties officeooo:rsid="0070c42d" officeooo:paragraph-rsid="0070c42d"/>
    </style:style>
    <style:style style:name="P80" style:family="paragraph" style:parent-style-name="Table_20_Contents">
      <style:text-properties officeooo:paragraph-rsid="00717d91"/>
    </style:style>
    <style:style style:name="P81" style:family="paragraph" style:parent-style-name="Table_20_Contents">
      <style:text-properties officeooo:paragraph-rsid="0071dd66"/>
    </style:style>
    <style:style style:name="P82" style:family="paragraph" style:parent-style-name="Table_20_Contents">
      <style:text-properties officeooo:paragraph-rsid="007524fa"/>
    </style:style>
    <style:style style:name="P83" style:family="paragraph" style:parent-style-name="Default">
      <style:text-properties fo:color="#000000" style:text-outline="false" style:text-line-through-style="none" style:text-line-through-type="none" style:font-name="Times New Roman" fo:font-size="14pt" fo:letter-spacing="normal" fo:font-style="normal" fo:text-shadow="none" style:text-underline-style="none" fo:font-weight="bold" officeooo:rsid="00289a5c" officeooo:paragraph-rsid="00289a5c" style:letter-kerning="true" style:font-size-asian="14pt" style:font-style-asian="normal" style:font-weight-asian="bold" style:text-emphasize="none"/>
    </style:style>
    <style:style style:name="P84" style:family="paragraph" style:parent-style-name="Table_20_Contents">
      <style:text-properties style:text-line-through-style="solid" style:text-line-through-type="single" style:text-underline-style="none" officeooo:rsid="0040905e" officeooo:paragraph-rsid="0041da51" fo:background-color="#faa61a"/>
    </style:style>
    <style:style style:name="P85" style:family="paragraph" style:parent-style-name="Table_20_Contents">
      <style:text-properties style:text-line-through-style="solid" style:text-line-through-type="single" officeooo:rsid="00434dff" officeooo:paragraph-rsid="00434dff"/>
    </style:style>
    <style:style style:name="P86" style:family="paragraph" style:parent-style-name="Table_20_Contents">
      <style:text-properties style:text-line-through-style="solid" style:text-line-through-type="single" officeooo:rsid="0047e238" officeooo:paragraph-rsid="0045b7d6"/>
    </style:style>
    <style:style style:name="P87" style:family="paragraph" style:parent-style-name="Table_20_Contents">
      <style:text-properties style:text-line-through-style="solid" style:text-line-through-type="single" officeooo:rsid="0048eb40" officeooo:paragraph-rsid="0048eb40"/>
    </style:style>
    <style:style style:name="P88" style:family="paragraph" style:parent-style-name="Table_20_Contents">
      <style:text-properties style:text-line-through-style="solid" style:text-line-through-type="single" officeooo:rsid="004fc928" officeooo:paragraph-rsid="004fc928"/>
    </style:style>
    <style:style style:name="P89" style:family="paragraph" style:parent-style-name="Table_20_Contents">
      <style:text-properties style:text-line-through-style="solid" style:text-line-through-type="single" officeooo:rsid="0050d686" officeooo:paragraph-rsid="0050d686"/>
    </style:style>
    <style:style style:name="P90" style:family="paragraph" style:parent-style-name="Table_20_Contents">
      <style:text-properties style:text-line-through-style="solid" style:text-line-through-type="single" officeooo:rsid="005ac56b" officeooo:paragraph-rsid="005ac56b"/>
    </style:style>
    <style:style style:name="P91" style:family="paragraph" style:parent-style-name="Table_20_Contents">
      <style:text-properties style:text-underline-style="solid" style:text-underline-width="auto" style:text-underline-color="font-color" officeooo:rsid="00434dff" officeooo:paragraph-rsid="00434dff"/>
    </style:style>
    <style:style style:name="P92" style:family="paragraph" style:parent-style-name="Table_20_Contents">
      <style:text-properties officeooo:rsid="005f629f" officeooo:paragraph-rsid="0076ed6b"/>
    </style:style>
    <style:style style:name="P93" style:family="paragraph" style:parent-style-name="Table_20_Contents">
      <style:text-properties officeooo:rsid="005f629f" officeooo:paragraph-rsid="0077a1d7"/>
    </style:style>
    <style:style style:name="P94" style:family="paragraph" style:parent-style-name="Table_20_Contents">
      <style:text-properties officeooo:rsid="005f629f" officeooo:paragraph-rsid="0078790a"/>
    </style:style>
    <style:style style:name="P95" style:family="paragraph" style:parent-style-name="Table_20_Contents">
      <style:text-properties officeooo:rsid="005f629f" officeooo:paragraph-rsid="0079d5d9"/>
    </style:style>
    <style:style style:name="P96" style:family="paragraph" style:parent-style-name="Table_20_Contents">
      <style:text-properties officeooo:rsid="005f629f" officeooo:paragraph-rsid="007aa914"/>
    </style:style>
    <style:style style:name="P97" style:family="paragraph" style:parent-style-name="Table_20_Contents">
      <style:text-properties officeooo:paragraph-rsid="0076ed6b"/>
    </style:style>
    <style:style style:name="P98" style:family="paragraph" style:parent-style-name="Table_20_Contents">
      <style:text-properties officeooo:rsid="0076ed6b" officeooo:paragraph-rsid="0076ed6b"/>
    </style:style>
    <style:style style:name="P99" style:family="paragraph" style:parent-style-name="Table_20_Contents">
      <style:text-properties officeooo:paragraph-rsid="0077a1d7"/>
    </style:style>
    <style:style style:name="P100" style:family="paragraph" style:parent-style-name="Table_20_Contents">
      <style:text-properties officeooo:rsid="0077a1d7" officeooo:paragraph-rsid="0077a1d7"/>
    </style:style>
    <style:style style:name="P101" style:family="paragraph" style:parent-style-name="Table_20_Contents">
      <style:text-properties officeooo:rsid="001b6a3b" officeooo:paragraph-rsid="00786b54"/>
    </style:style>
    <style:style style:name="P102" style:family="paragraph" style:parent-style-name="Table_20_Contents">
      <style:text-properties officeooo:paragraph-rsid="00786b54"/>
    </style:style>
    <style:style style:name="P103" style:family="paragraph" style:parent-style-name="Table_20_Contents">
      <style:text-properties officeooo:rsid="001cb38e" officeooo:paragraph-rsid="001cb38e"/>
    </style:style>
    <style:style style:name="P104" style:family="paragraph" style:parent-style-name="Table_20_Contents">
      <style:text-properties officeooo:paragraph-rsid="0078790a"/>
    </style:style>
    <style:style style:name="P105" style:family="paragraph" style:parent-style-name="Table_20_Contents">
      <style:text-properties officeooo:rsid="0078790a" officeooo:paragraph-rsid="0078790a"/>
    </style:style>
    <style:style style:name="P106" style:family="paragraph" style:parent-style-name="Table_20_Contents">
      <style:text-properties officeooo:paragraph-rsid="0079d5d9"/>
    </style:style>
    <style:style style:name="P107" style:family="paragraph" style:parent-style-name="Table_20_Contents">
      <style:text-properties officeooo:rsid="004932ab" officeooo:paragraph-rsid="0079d5d9"/>
    </style:style>
    <style:style style:name="P108" style:family="paragraph" style:parent-style-name="Table_20_Contents">
      <style:text-properties officeooo:rsid="004932ab" officeooo:paragraph-rsid="007b5104"/>
    </style:style>
    <style:style style:name="P109" style:family="paragraph" style:parent-style-name="Table_20_Contents">
      <style:text-properties officeooo:paragraph-rsid="007aa914"/>
    </style:style>
    <style:style style:name="P110" style:family="paragraph" style:parent-style-name="Table_20_Contents">
      <style:text-properties officeooo:paragraph-rsid="007b5104"/>
    </style:style>
    <style:style style:name="P111" style:family="paragraph" style:parent-style-name="Table_20_Contents">
      <style:text-properties fo:color="#ce181e" officeooo:rsid="0036f2eb" officeooo:paragraph-rsid="0036f2eb"/>
    </style:style>
    <style:style style:name="P112" style:family="paragraph" style:parent-style-name="Table_20_Contents">
      <style:text-properties fo:color="#ce181e" officeooo:rsid="001cb38e" officeooo:paragraph-rsid="001cb38e"/>
    </style:style>
    <style:style style:name="P113" style:family="paragraph" style:parent-style-name="Table_20_Contents">
      <style:text-properties officeooo:rsid="007b5104" officeooo:paragraph-rsid="007b5104"/>
    </style:style>
    <style:style style:name="P114" style:family="paragraph" style:parent-style-name="Table_20_Contents">
      <style:text-properties officeooo:rsid="007ca598" officeooo:paragraph-rsid="007ca598"/>
    </style:style>
    <style:style style:name="P115" style:family="paragraph" style:parent-style-name="Table_20_Contents">
      <style:text-properties officeooo:rsid="007ca598" officeooo:paragraph-rsid="007ca598" fo:background-color="#fff200"/>
    </style:style>
    <style:style style:name="P116" style:family="paragraph" style:parent-style-name="Table_20_Contents">
      <style:text-properties officeooo:paragraph-rsid="007ca598"/>
    </style:style>
    <style:style style:name="P117" style:family="paragraph" style:parent-style-name="Table_20_Contents">
      <style:text-properties officeooo:rsid="007e5656" officeooo:paragraph-rsid="007e5656"/>
    </style:style>
    <style:style style:name="T1" style:family="text">
      <style:text-properties officeooo:rsid="001b6a3b"/>
    </style:style>
    <style:style style:name="T2" style:family="text">
      <style:text-properties fo:color="#000000" style:text-outline="false" style:text-line-through-style="none" style:text-line-through-type="none" style:font-name="Times New Roman" fo:font-size="14pt" fo:letter-spacing="normal" fo:font-style="normal" fo:text-shadow="none" style:text-underline-style="none" fo:font-weight="bold" style:letter-kerning="true" style:font-size-asian="14pt" style:font-style-asian="normal" style:font-weight-asian="bold" style:text-emphasize="none"/>
    </style:style>
    <style:style style:name="T3" style:family="text">
      <style:text-properties fo:color="#000000" style:text-outline="false" style:text-line-through-style="none" style:text-line-through-type="none" style:font-name="Times New Roman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4" style:family="text">
      <style:text-properties fo:color="#000000" style:text-outline="false" style:text-line-through-style="none" style:text-line-through-type="none" style:font-name="Times New Roman" fo:font-size="14pt" fo:letter-spacing="normal" fo:font-style="normal" fo:text-shadow="none" style:text-underline-style="none" fo:font-weight="normal" officeooo:rsid="00289a5c" style:letter-kerning="true" style:font-size-asian="14pt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letter-kerning="true" style:font-size-asian="14pt" style:font-style-asian="normal" style:font-weight-asian="bold" style:text-emphasize="none"/>
    </style:style>
    <style:style style:name="T6" style:family="text"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7" style:family="text">
      <style:text-properties fo:color="#000000" style:text-outline="false" style:text-line-through-style="none" style:text-line-through-type="none" style:font-name="Lohit Devanagari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8" style:family="text">
      <style:text-properties officeooo:rsid="001cb38e"/>
    </style:style>
    <style:style style:name="T9" style:family="text">
      <style:text-properties officeooo:rsid="001cf0e6"/>
    </style:style>
    <style:style style:name="T10" style:family="text">
      <style:text-properties officeooo:rsid="001d5b7a"/>
    </style:style>
    <style:style style:name="T11" style:family="text">
      <style:text-properties officeooo:rsid="001f4c07"/>
    </style:style>
    <style:style style:name="T12" style:family="text">
      <style:text-properties officeooo:rsid="00204a26"/>
    </style:style>
    <style:style style:name="T13" style:family="text">
      <style:text-properties officeooo:rsid="00236e0a"/>
    </style:style>
    <style:style style:name="T14" style:family="text">
      <style:text-properties officeooo:rsid="00292ca4"/>
    </style:style>
    <style:style style:name="T15" style:family="text">
      <style:text-properties officeooo:rsid="002979d0"/>
    </style:style>
    <style:style style:name="T16" style:family="text">
      <style:text-properties officeooo:rsid="002bc079"/>
    </style:style>
    <style:style style:name="T17" style:family="text">
      <style:text-properties officeooo:rsid="00305cb0"/>
    </style:style>
    <style:style style:name="T18" style:family="text">
      <style:text-properties fo:background-color="#fff200" loext:char-shading-value="0"/>
    </style:style>
    <style:style style:name="T19" style:family="text">
      <style:text-properties officeooo:rsid="0031b9ca"/>
    </style:style>
    <style:style style:name="T20" style:family="text">
      <style:text-properties officeooo:rsid="00338517"/>
    </style:style>
    <style:style style:name="T21" style:family="text">
      <style:text-properties officeooo:rsid="003551a7"/>
    </style:style>
    <style:style style:name="T22" style:family="text">
      <style:text-properties officeooo:rsid="00386d7d"/>
    </style:style>
    <style:style style:name="T23" style:family="text">
      <style:text-properties officeooo:rsid="003a3b22"/>
    </style:style>
    <style:style style:name="T24" style:family="text">
      <style:text-properties officeooo:rsid="003d19e0"/>
    </style:style>
    <style:style style:name="T25" style:family="text">
      <style:text-properties officeooo:rsid="00338517" fo:background-color="#5e8ac7" loext:char-shading-value="0"/>
    </style:style>
    <style:style style:name="T26" style:family="text">
      <style:text-properties officeooo:rsid="003e5abb"/>
    </style:style>
    <style:style style:name="T27" style:family="text">
      <style:text-properties officeooo:rsid="0058cc53"/>
    </style:style>
    <style:style style:name="T28" style:family="text">
      <style:text-properties officeooo:rsid="003164a2"/>
    </style:style>
    <style:style style:name="T29" style:family="text">
      <style:text-properties officeooo:rsid="002d2ec9"/>
    </style:style>
    <style:style style:name="T30" style:family="text">
      <style:text-properties officeooo:rsid="00407930"/>
    </style:style>
    <style:style style:name="T31" style:family="text">
      <style:text-properties officeooo:rsid="0077a1d7"/>
    </style:style>
    <style:style style:name="T32" style:family="text">
      <style:text-properties officeooo:rsid="0079d5d9"/>
    </style:style>
    <style:style style:name="T33" style:family="text">
      <style:text-properties officeooo:rsid="004932ab"/>
    </style:style>
    <style:style style:name="T34" style:family="text">
      <style:text-properties officeooo:rsid="007aa91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F"/>
        <table:table-row>
          <table:table-cell table:style-name="Table1.A1" office:value-type="string">
            <text:p text:style-name="P9">ID</text:p>
          </table:table-cell>
          <table:table-cell table:style-name="Table1.A1" office:value-type="string">
            <text:p text:style-name="P9">Case</text:p>
          </table:table-cell>
          <table:table-cell table:style-name="Table1.A1" office:value-type="string">
            <text:p text:style-name="Table_20_Contents">Inductive Miner</text:p>
          </table:table-cell>
          <table:table-cell table:style-name="Table1.A1" office:value-type="string">
            <text:p text:style-name="Table_20_Contents">Repair Model</text:p>
          </table:table-cell>
          <table:table-cell table:style-name="Table1.A1" office:value-type="string">
            <text:p text:style-name="P79">Dfg Method</text:p>
          </table:table-cell>
          <table:table-cell table:style-name="Table1.F1" office:value-type="string">
            <text:p text:style-name="P45"/>
          </table:table-cell>
        </table:table-row>
        <table:table-row>
          <table:table-cell table:style-name="Table1.A2" office:value-type="string">
            <text:p text:style-name="Table_20_Contents">5.1</text:p>
          </table:table-cell>
          <table:table-cell table:style-name="Table1.A2" office:value-type="string">
            <text:p text:style-name="Table_20_Contents">Add event in xor relation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6">TP: <text:span text:style-name="T1">150</text:span> <text:s text:c="2"/>FN: <text:span text:style-name="T8">0</text:span></text:p>
            <text:p text:style-name="P16">FP: <text:span text:style-name="T1">0</text:span> <text:s text:c="2"/>TN: ?</text:p>
            <text:p text:style-name="Table_20_Contents"/>
            <text:p text:style-name="P9">without negative info, it has good model fitting and precision.</text:p>
            <text:p text:style-name="P9"/>
            <text:p text:style-name="P9">Similarity: similar to old model</text:p>
          </table:table-cell>
          <table:table-cell table:style-name="Table1.A2" office:value-type="string">
            <text:p text:style-name="P16"><text:span text:style-name="T1">New </text:span>Model: </text:p>
            <text:p text:style-name="P16">TP: <text:span text:style-name="T1">150</text:span> <text:s text:c="2"/>FN: <text:span text:style-name="T8">0</text:span></text:p>
            <text:p text:style-name="P16">FP: - - <text:s/>TN: ?</text:p>
            <text:p text:style-name="P16"/>
            <text:p text:style-name="P9">Good recall, but less precision, because of the silent transition </text:p>
            <text:p text:style-name="P9"/>
            <text:p text:style-name="P9">Similarity: <text:span text:style-name="T8">less </text:span>similar to old model</text:p>
          </table:table-cell>
          <table:table-cell table:style-name="Table1.A2" office:value-type="string">
            <text:p text:style-name="P80"><text:span text:style-name="T1">New </text:span>Model: </text:p>
            <text:p text:style-name="P80">TP: <text:span text:style-name="T1">150</text:span> <text:s text:c="2"/>FN: <text:span text:style-name="T8">0</text:span></text:p>
            <text:p text:style-name="P80">FP: <text:span text:style-name="T1">0</text:span> <text:s text:c="2"/>TN: ?</text:p>
            <text:p text:style-name="P80"/>
            <text:p text:style-name="P13">without negative info, it has good model fitting and precision.</text:p>
            <text:p text:style-name="P13"/>
          </table:table-cell>
          <table:table-cell table:style-name="Table1.F2" office:value-type="string">
            <text:p text:style-name="P77"/>
          </table:table-cell>
        </table:table-row>
        <table:table-row>
          <table:table-cell table:style-name="Table1.A2" office:value-type="string">
            <text:p text:style-name="Table_20_Contents">5.2</text:p>
          </table:table-cell>
          <table:table-cell table:style-name="Table1.A2" office:value-type="string">
            <text:p text:style-name="P17">Add events to one branch <text:span text:style-name="T26">of xor</text:span>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6">TP: <text:span text:style-name="T1">100</text:span> <text:s text:c="2"/>FN: <text:span text:style-name="T8">0</text:span></text:p>
            <text:p text:style-name="P16">FP: <text:span text:style-name="T1">0</text:span> <text:s text:c="2"/>TN: <text:span text:style-name="T8">50</text:span></text:p>
            <text:p text:style-name="Table_20_Contents"/>
            <text:p text:style-name="P9">good <text:span text:style-name="T8">recall </text:span>and precision.</text:p>
            <text:p text:style-name="P9"/>
            <text:p text:style-name="P9">Similarity: similar to old model</text:p>
          </table:table-cell>
          <table:table-cell table:style-name="Table1.A2" office:value-type="string">
            <text:p text:style-name="P19"><text:span text:style-name="T1">New </text:span>Model: </text:p>
            <text:p text:style-name="P19">TP: <text:span text:style-name="T1">100</text:span> <text:s text:c="2"/>FN: <text:span text:style-name="T8">0</text:span></text:p>
            <text:p text:style-name="P44">FP: <text:span text:style-name="T1">0</text:span> <text:s text:c="2"/>TN: <text:span text:style-name="T8">50</text:span></text:p>
            <text:p text:style-name="P19"/>
            <text:p text:style-name="P10">it has <text:span text:style-name="T8">good recall, but less precision</text:span></text:p>
            <text:p text:style-name="P10"/>
            <text:p text:style-name="P10">Similarity: <text:span text:style-name="T8">less</text:span></text:p>
          </table:table-cell>
          <table:table-cell table:style-name="Table1.A2" office:value-type="string">
            <text:p text:style-name="P80"><text:span text:style-name="T1">New </text:span>Model: </text:p>
            <text:p text:style-name="P80">TP: <text:span text:style-name="T1">100</text:span> <text:s text:c="2"/>FN: <text:span text:style-name="T8">0</text:span></text:p>
            <text:p text:style-name="P80">FP: <text:span text:style-name="T1">0</text:span> <text:s text:c="2"/>TN: <text:span text:style-name="T8">50</text:span></text:p>
            <text:p text:style-name="P80"/>
            <text:p text:style-name="P13">good <text:span text:style-name="T8">recall </text:span>and precision.</text:p>
          </table:table-cell>
          <table:table-cell table:style-name="Table1.F2" office:value-type="string">
            <text:p text:style-name="P78"/>
          </table:table-cell>
        </table:table-row>
        <table:table-row>
          <table:table-cell table:style-name="Table1.A2" office:value-type="string">
            <text:p text:style-name="Table_20_Contents">5.3</text:p>
          </table:table-cell>
          <table:table-cell table:style-name="Table1.A2" office:value-type="string">
            <text:p text:style-name="P17">Delete events from xor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6">TP: <text:span text:style-name="T8">50</text:span> <text:s text:c="2"/>FN: <text:span text:style-name="T8">0</text:span></text:p>
            <text:p text:style-name="P16">FP: <text:span text:style-name="T1">0</text:span> <text:s text:c="2"/>TN: <text:span text:style-name="T8">50</text:span></text:p>
            <text:p text:style-name="Table_20_Contents"/>
            <text:p text:style-name="P9">good <text:span text:style-name="T8">recall </text:span>and precision.</text:p>
            <text:p text:style-name="P9"/>
            <text:p text:style-name="P9">Similarity: similar to old model</text:p>
          </table:table-cell>
          <table:table-cell table:style-name="Table1.A2" office:value-type="string">
            <text:p text:style-name="P19"><text:span text:style-name="T1">New </text:span>Model: </text:p>
            <text:p text:style-name="P19">TP: <text:span text:style-name="T8">50</text:span> <text:s text:c="2"/>FN: <text:span text:style-name="T8">0</text:span></text:p>
            <text:p text:style-name="P44">FP: <text:span text:style-name="T1">0</text:span> <text:s text:c="2"/>TN: <text:span text:style-name="T8">50</text:span></text:p>
            <text:p text:style-name="P19"/>
            <text:p text:style-name="P10">it has <text:span text:style-name="T8">good recall, but less precision</text:span></text:p>
            <text:p text:style-name="P10"/>
            <text:p text:style-name="P10">Similarity: <text:span text:style-name="T8">same like IM</text:span></text:p>
          </table:table-cell>
          <table:table-cell table:style-name="Table1.A2" office:value-type="string">
            <text:p text:style-name="P80"><text:span text:style-name="T1">New </text:span>Model: </text:p>
            <text:p text:style-name="P80">TP: <text:span text:style-name="T8">50</text:span> <text:s text:c="2"/>FN: <text:span text:style-name="T8">0</text:span></text:p>
            <text:p text:style-name="P80">FP: <text:span text:style-name="T1">0</text:span> <text:s text:c="2"/>TN: <text:span text:style-name="T8">50</text:span></text:p>
            <text:p text:style-name="P80"/>
            <text:p text:style-name="P13">good <text:span text:style-name="T8">recall </text:span>and precision.</text:p>
            <text:p text:style-name="P13"/>
          </table:table-cell>
          <table:table-cell table:style-name="Table1.F2" office:value-type="string">
            <text:p text:style-name="P84"/>
          </table:table-cell>
        </table:table-row>
        <table:table-row>
          <table:table-cell table:style-name="Table1.A2" office:value-type="string">
            <text:p text:style-name="Table_20_Contents"><text:span text:style-name="T9">5.</text:span>4</text:p>
          </table:table-cell>
          <table:table-cell table:style-name="Table1.A2" office:value-type="string">
            <text:p text:style-name="P17">Add while deleting events from xor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6">TP: <text:span text:style-name="T8">100</text:span> <text:s text:c="2"/>FN: <text:span text:style-name="T8">0</text:span></text:p>
            <text:p text:style-name="P16">FP: <text:span text:style-name="T1">0</text:span> <text:s text:c="2"/>TN: <text:span text:style-name="T8">50</text:span></text:p>
            <text:p text:style-name="Table_20_Contents"/>
            <text:p text:style-name="P9">good <text:span text:style-name="T8">recall </text:span>and precision.</text:p>
            <text:p text:style-name="P9"/>
            <text:p text:style-name="P9">Similarity: similar to old model</text:p>
          </table:table-cell>
          <table:table-cell table:style-name="Table1.A2" office:value-type="string">
            <text:p text:style-name="P19"><text:span text:style-name="T1">New </text:span>Model: </text:p>
            <text:p text:style-name="P19">TP: <text:span text:style-name="T8">50</text:span> <text:s text:c="2"/>FN: ?</text:p>
            <text:p text:style-name="P19">FP: <text:span text:style-name="T8">50</text:span> <text:s text:c="2"/>TN: <text:span text:style-name="T8">0</text:span></text:p>
            <text:p text:style-name="P19"/>
            <text:p text:style-name="P10">it has <text:span text:style-name="T8">good recall, but less precision</text:span></text:p>
            <text:p text:style-name="P10"/>
            <text:p text:style-name="P10">Similarity: <text:span text:style-name="T8">less similar</text:span></text:p>
          </table:table-cell>
          <table:table-cell table:style-name="Table1.A2" office:value-type="string">
            <text:p text:style-name="P81"><text:span text:style-name="T1">New </text:span>Model: </text:p>
            <text:p text:style-name="P81">TP: <text:span text:style-name="T8">100</text:span> <text:s text:c="2"/>FN: <text:span text:style-name="T8">0</text:span></text:p>
            <text:p text:style-name="P81">FP: <text:span text:style-name="T1">0</text:span> <text:s text:c="2"/>TN: <text:span text:style-name="T8">50</text:span></text:p>
            <text:p text:style-name="P81"/>
            <text:p text:style-name="P14">good <text:span text:style-name="T8">recall </text:span>and precision.</text:p>
          </table:table-cell>
          <table:table-cell table:style-name="Table1.F2" office:value-type="string">
            <text:p text:style-name="P91"/>
          </table:table-cell>
        </table:table-row>
        <table:table-row>
          <table:table-cell table:style-name="Table1.A2" office:value-type="string">
            <text:p text:style-name="Table_20_Contents"><text:span text:style-name="T9">5.</text:span>5</text:p>
          </table:table-cell>
          <table:table-cell table:style-name="Table1.A2" office:value-type="string">
            <text:p text:style-name="P17">Change xor to sequence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6">TP: <text:span text:style-name="T8">100</text:span> <text:s text:c="2"/>FN: <text:span text:style-name="T8">0</text:span></text:p>
            <text:p text:style-name="P16">FP: <text:span text:style-name="T1">0</text:span> <text:s text:c="2"/>TN: <text:span text:style-name="T8">100</text:span></text:p>
            <text:p text:style-name="Table_20_Contents"/>
            <text:p text:style-name="P9">good <text:span text:style-name="T8">recall </text:span>and precision.</text:p>
            <text:p text:style-name="P9"/>
            <text:p text:style-name="P9">Similarity: similar to old model</text:p>
          </table:table-cell>
          <table:table-cell table:style-name="Table1.A2" office:value-type="string">
            <text:p text:style-name="P19"><text:span text:style-name="T1">New </text:span>Model: </text:p>
            <text:p text:style-name="P19">TP: <text:span text:style-name="T24">100</text:span> <text:s text:c="2"/>FN: <text:span text:style-name="T8">0</text:span></text:p>
            <text:p text:style-name="P19">FP: <text:span text:style-name="T8">100</text:span> <text:s text:c="2"/>TN: <text:span text:style-name="T8">0</text:span></text:p>
            <text:p text:style-name="P19"/>
            <text:p text:style-name="P10">it has <text:span text:style-name="T8">good recall, but less precision</text:span></text:p>
            <text:p text:style-name="P10"/>
            <text:p text:style-name="P10">Similarity: <text:span text:style-name="T8">keep exclusive relation</text:span></text:p>
          </table:table-cell>
          <table:table-cell table:style-name="Table1.A2" office:value-type="string">
            <text:p text:style-name="P81"><text:span text:style-name="T1">New </text:span>Model: </text:p>
            <text:p text:style-name="P81">TP: <text:span text:style-name="T8">100</text:span> <text:s text:c="2"/>FN: <text:span text:style-name="T8">0</text:span></text:p>
            <text:p text:style-name="P81">FP: <text:span text:style-name="T1">0</text:span> <text:s text:c="2"/>TN: <text:span text:style-name="T8">100</text:span></text:p>
            <text:p text:style-name="P81"/>
            <text:p text:style-name="P14">good <text:span text:style-name="T8">recall </text:span>and precision.</text:p>
          </table:table-cell>
          <table:table-cell table:style-name="Table1.F2" office:value-type="string">
            <text:p text:style-name="P85"/>
          </table:table-cell>
        </table:table-row>
        <text:soft-page-break/>
        <table:table-row>
          <table:table-cell table:style-name="Table1.A2" office:value-type="string">
            <text:p text:style-name="P20">5.6</text:p>
          </table:table-cell>
          <table:table-cell table:style-name="Table1.A2" office:value-type="string">
            <text:p text:style-name="P17">Change xor to parallel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6">TP: <text:span text:style-name="T8">100</text:span> <text:s text:c="2"/>FN: <text:span text:style-name="T8">0</text:span></text:p>
            <text:p text:style-name="P16">FP: <text:span text:style-name="T1">0</text:span> <text:s text:c="2"/>TN: <text:span text:style-name="T8">100</text:span></text:p>
            <text:p text:style-name="Table_20_Contents"/>
            <text:p text:style-name="P9">good <text:span text:style-name="T8">recall </text:span>and precision.</text:p>
            <text:p text:style-name="P9"/>
            <text:p text:style-name="P9">Similarity: similar to old model</text:p>
          </table:table-cell>
          <table:table-cell table:style-name="Table1.A2" office:value-type="string">
            <text:p text:style-name="P19"><text:span text:style-name="T1">New </text:span>Model: </text:p>
            <text:p text:style-name="P19">TP: <text:span text:style-name="T8">100</text:span> <text:s text:c="2"/>FN: <text:span text:style-name="T8">0</text:span></text:p>
            <text:p text:style-name="P19">FP: <text:span text:style-name="T8">100</text:span> <text:s text:c="2"/>TN: <text:span text:style-name="T8">0</text:span></text:p>
            <text:p text:style-name="P19"/>
            <text:p text:style-name="P17">good recall, but less precision</text:p>
            <text:p text:style-name="P10"/>
            <text:p text:style-name="P10">Similarity: <text:span text:style-name="T8">keep exclusive relation</text:span></text:p>
          </table:table-cell>
          <table:table-cell table:style-name="Table1.A2" office:value-type="string">
            <text:p text:style-name="P81"><text:span text:style-name="T1">New </text:span>Model: </text:p>
            <text:p text:style-name="P81">TP: <text:span text:style-name="T8">100</text:span> <text:s text:c="2"/>FN: <text:span text:style-name="T8">0</text:span></text:p>
            <text:p text:style-name="P47">FP: <text:span text:style-name="T1">0</text:span> <text:s text:c="2"/>TN: <text:span text:style-name="T8">100</text:span></text:p>
            <text:p text:style-name="P47"/>
            <text:p text:style-name="P18">good recall, but less precision</text:p>
          </table:table-cell>
          <table:table-cell table:style-name="Table1.F2" office:value-type="string">
            <text:p text:style-name="P86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F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21">1.1</text:p>
          </table:table-cell>
          <table:table-cell table:style-name="Table1.A2" office:value-type="string">
            <text:p text:style-name="P21">Delete events from sequence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6">TP: <text:span text:style-name="T9">50</text:span> <text:s text:c="2"/>FN: <text:span text:style-name="T8">0</text:span></text:p>
            <text:p text:style-name="P16">FP: <text:span text:style-name="T1">0</text:span> <text:s text:c="2"/>TN: <text:span text:style-name="T9">50</text:span></text:p>
            <text:p text:style-name="Table_20_Contents"/>
            <text:p text:style-name="P9">good <text:span text:style-name="T8">recall </text:span>and precision.</text:p>
            <text:p text:style-name="P9"/>
            <text:p text:style-name="P9">Similarity: </text:p>
          </table:table-cell>
          <table:table-cell table:style-name="Table1.A2" office:value-type="string">
            <text:p text:style-name="P19"><text:span text:style-name="T1">New </text:span>Model: </text:p>
            <text:p text:style-name="P19">TP: <text:span text:style-name="T9">50</text:span> <text:s text:c="2"/>FN: <text:span text:style-name="T8">0</text:span></text:p>
            <text:p text:style-name="P44">FP: <text:span text:style-name="T9">0</text:span> <text:s text:c="2"/>TN: <text:span text:style-name="T9">50</text:span></text:p>
            <text:p text:style-name="P19"/>
            <text:p text:style-name="P17">good recall, good precision</text:p>
            <text:p text:style-name="P10"/>
            <text:p text:style-name="P10">Similarity: </text:p>
          </table:table-cell>
          <table:table-cell table:style-name="Table1.A2" office:value-type="string">
            <text:p text:style-name="P82"><text:span text:style-name="T1">New </text:span>Model: </text:p>
            <text:p text:style-name="P82">TP: <text:span text:style-name="T9">50</text:span> <text:s text:c="2"/>FN: <text:span text:style-name="T8">0</text:span></text:p>
            <text:p text:style-name="P82">FP: <text:span text:style-name="T1">0</text:span> <text:s text:c="2"/>TN: <text:span text:style-name="T9">50</text:span></text:p>
            <text:p text:style-name="P82"/>
            <text:p text:style-name="P15">good <text:span text:style-name="T8">recall </text:span>and precision.</text:p>
          </table:table-cell>
          <table:table-cell table:style-name="Table1.F2" office:value-type="string">
            <text:p text:style-name="P87"/>
          </table:table-cell>
        </table:table-row>
        <table:table-row>
          <table:table-cell table:style-name="Table1.A2" office:value-type="string">
            <text:p text:style-name="P21">1.2.<text:span text:style-name="T26">1</text:span></text:p>
          </table:table-cell>
          <table:table-cell table:style-name="Table1.A2" office:value-type="string">
            <text:p text:style-name="P21">Add events to sequence, single event at one position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6">TP: <text:span text:style-name="T9">150</text:span> <text:s text:c="2"/>FN: <text:span text:style-name="T8">0</text:span></text:p>
            <text:p text:style-name="P33">FP: <text:span text:style-name="T9">50</text:span> <text:s/>TN: <text:span text:style-name="T9">0</text:span></text:p>
            <text:p text:style-name="Table_20_Contents"/>
            <text:p text:style-name="P9">good <text:span text:style-name="T8">recall </text:span>and <text:s/><text:span text:style-name="T9">less </text:span>precision.</text:p>
            <text:p text:style-name="P9"/>
            <text:p text:style-name="P9">Similarity: </text:p>
          </table:table-cell>
          <table:table-cell table:style-name="Table1.A2" office:value-type="string">
            <text:p text:style-name="P19"><text:span text:style-name="T1">New </text:span>Model: </text:p>
            <text:p text:style-name="P19">TP: <text:span text:style-name="T9">150</text:span> <text:s text:c="2"/>FN: <text:span text:style-name="T8">0</text:span></text:p>
            <text:p text:style-name="P34">FP: <text:span text:style-name="T9">50</text:span> <text:s text:c="2"/>TN: <text:span text:style-name="T9">0</text:span></text:p>
            <text:p text:style-name="P19"/>
            <text:p text:style-name="P17">good recall, less precision</text:p>
            <text:p text:style-name="P10"/>
            <text:p text:style-name="P10">Similarity: <text:span text:style-name="T9">same like IM</text:span></text:p>
          </table:table-cell>
          <table:table-cell table:style-name="Table1.A2" office:value-type="string">
            <text:p text:style-name="P48"/>
          </table:table-cell>
          <table:table-cell table:style-name="Table1.F2" office:value-type="string">
            <text:p text:style-name="P48"/>
          </table:table-cell>
        </table:table-row>
        <table:table-row>
          <table:table-cell table:style-name="Table1.A2" office:value-type="string">
            <text:p text:style-name="P21">1.2.2</text:p>
          </table:table-cell>
          <table:table-cell table:style-name="Table1.A2" office:value-type="string">
            <text:p text:style-name="P21">Add events to sequence, multiple event at one position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6">TP: <text:span text:style-name="T9">200</text:span> <text:s text:c="2"/>FN: <text:span text:style-name="T8">0</text:span></text:p>
            <text:p text:style-name="P33">FP: <text:span text:style-name="T9">50</text:span> <text:s text:c="2"/>TN: <text:span text:style-name="T9">0</text:span></text:p>
            <text:p text:style-name="Table_20_Contents"/>
            <text:p text:style-name="P9">good <text:span text:style-name="T8">recall </text:span>and <text:span text:style-name="T9">less</text:span> precision.</text:p>
            <text:p text:style-name="P9"/>
            <text:p text:style-name="P9">Similarity: </text:p>
          </table:table-cell>
          <table:table-cell table:style-name="Table1.A2" office:value-type="string">
            <text:p text:style-name="P19"><text:span text:style-name="T1">New </text:span>Model: </text:p>
            <text:p text:style-name="P19">TP: <text:span text:style-name="T9">200</text:span> <text:s text:c="2"/>FN: <text:span text:style-name="T8">0</text:span></text:p>
            <text:p text:style-name="P34">FP: <text:span text:style-name="T9">50</text:span> <text:s text:c="2"/>TN: <text:span text:style-name="T9">0</text:span></text:p>
            <text:p text:style-name="P19"/>
            <text:p text:style-name="P17">good recall, much less precision</text:p>
            <text:p text:style-name="P10"/>
            <text:p text:style-name="P10">Similarity: </text:p>
          </table:table-cell>
          <table:table-cell table:style-name="Table1.A2" office:value-type="string">
            <text:p text:style-name="P36"><text:span text:style-name="T1">New </text:span>Model: </text:p>
            <text:p text:style-name="P36">TP: <text:span text:style-name="T28">50</text:span> <text:s text:c="2"/>FN: <text:span text:style-name="T28">100</text:span></text:p>
            <text:p text:style-name="P36">FP: <text:span text:style-name="T29">0</text:span> <text:s text:c="2"/>TN: <text:span text:style-name="T28">50</text:span></text:p>
            <text:p text:style-name="P36"/>
            <text:p text:style-name="P35">create the same model like inductive miner</text:p>
          </table:table-cell>
          <table:table-cell table:style-name="Table1.F2" office:value-type="string">
            <text:p text:style-name="P49"/>
          </table:table-cell>
        </table:table-row>
        <table:table-row>
          <table:table-cell table:style-name="Table1.A2" office:value-type="string">
            <text:p text:style-name="P21">1.<text:span text:style-name="T10">3</text:span></text:p>
          </table:table-cell>
          <table:table-cell table:style-name="Table1.A2" office:value-type="string">
            <text:p text:style-name="P22">Add while deleting events to sequence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6">TP: <text:span text:style-name="T11">50</text:span> <text:s text:c="2"/>FN: <text:span text:style-name="T8">0</text:span></text:p>
            <text:p text:style-name="P16">FP: <text:span text:style-name="T11">0</text:span> <text:s text:c="2"/>TN: <text:span text:style-name="T11">50</text:span></text:p>
            <text:p text:style-name="Table_20_Contents"/>
            <text:p text:style-name="P9">good <text:span text:style-name="T8">recall </text:span>and <text:span text:style-name="T11">good </text:span>precision.</text:p>
            <text:p text:style-name="P9"/>
            <text:p text:style-name="P9">Similarity: </text:p>
          </table:table-cell>
          <table:table-cell table:style-name="Table1.A2" office:value-type="string">
            <text:p text:style-name="P19"><text:span text:style-name="T1">New </text:span>Model: </text:p>
            <text:p text:style-name="P19">TP: <text:span text:style-name="T11">50</text:span> <text:s text:c="2"/>FN: <text:span text:style-name="T8">0</text:span></text:p>
            <text:p text:style-name="P44">FP: <text:span text:style-name="T9">0</text:span> <text:s text:c="2"/>TN: <text:span text:style-name="T11">50</text:span></text:p>
            <text:p text:style-name="P19"/>
            <text:p text:style-name="P17">good recall, good precision</text:p>
            <text:p text:style-name="P10"/>
            <text:p text:style-name="P10">Similarity: <text:span text:style-name="T11">same like IM</text:span></text:p>
          </table:table-cell>
          <table:table-cell table:style-name="Table1.A2" office:value-type="string">
            <text:p text:style-name="P52"/>
          </table:table-cell>
          <table:table-cell table:style-name="Table1.F2" office:value-type="string">
            <text:p text:style-name="P88"/>
          </table:table-cell>
        </table:table-row>
        <table:table-row>
          <table:table-cell table:style-name="Table1.A2" office:value-type="string">
            <text:p text:style-name="P21">1.<text:span text:style-name="T11">4</text:span></text:p>
          </table:table-cell>
          <table:table-cell table:style-name="Table1.A2" office:value-type="string">
            <text:p text:style-name="P22">change sequence to xor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6">TP: <text:span text:style-name="T11">100</text:span> <text:s text:c="2"/>FN: <text:span text:style-name="T8">0</text:span></text:p>
            <text:p text:style-name="P16">FP: <text:span text:style-name="T11">0</text:span> <text:s text:c="2"/>TN: <text:span text:style-name="T11">50</text:span></text:p>
            <text:p text:style-name="Table_20_Contents"/>
            <text:p text:style-name="P9">good <text:span text:style-name="T8">recall </text:span>and <text:soft-page-break/><text:span text:style-name="T11">good </text:span>precision.</text:p>
            <text:p text:style-name="P9"/>
            <text:p text:style-name="P9">Similarity: <text:span text:style-name="T12">reflect changes</text:span></text:p>
          </table:table-cell>
          <table:table-cell table:style-name="Table1.A2" office:value-type="string">
            <text:p text:style-name="P19"><text:span text:style-name="T1">New </text:span>Model: </text:p>
            <text:p text:style-name="P19">TP: <text:span text:style-name="T11">100</text:span> <text:s text:c="2"/>FN: <text:span text:style-name="T8">0</text:span></text:p>
            <text:p text:style-name="P19">FP: <text:span text:style-name="T11">50</text:span> <text:s text:c="2"/>TN: <text:span text:style-name="T11">0</text:span></text:p>
            <text:p text:style-name="P19"/>
            <text:p text:style-name="P17">good recall, less <text:soft-page-break/>precision</text:p>
            <text:p text:style-name="P10"/>
            <text:p text:style-name="P10">Similarity: <text:span text:style-name="T11">same like IM</text:span></text:p>
          </table:table-cell>
          <table:table-cell table:style-name="Table1.A2" office:value-type="string">
            <text:p text:style-name="P50"/>
          </table:table-cell>
          <table:table-cell table:style-name="Table1.F2" office:value-type="string">
            <text:p text:style-name="P88"/>
          </table:table-cell>
        </table:table-row>
        <table:table-row>
          <table:table-cell table:style-name="Table1.A2" office:value-type="string">
            <text:p text:style-name="P23">1.5</text:p>
          </table:table-cell>
          <table:table-cell table:style-name="Table1.A2" office:value-type="string">
            <text:p text:style-name="P23">Change sequence order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6">TP: <text:span text:style-name="T12">50</text:span> <text:s text:c="2"/>FN: <text:span text:style-name="T8">0</text:span></text:p>
            <text:p text:style-name="P16">FP: <text:span text:style-name="T11">0</text:span> <text:s text:c="2"/>TN: <text:span text:style-name="T11">50</text:span></text:p>
            <text:p text:style-name="Table_20_Contents"/>
            <text:p text:style-name="P9">good <text:span text:style-name="T8">recall </text:span>and <text:span text:style-name="T11">good </text:span>precision.</text:p>
            <text:p text:style-name="P9"/>
            <text:p text:style-name="P9">Similarity: <text:span text:style-name="T12">reflect changes</text:span></text:p>
          </table:table-cell>
          <table:table-cell table:style-name="Table1.A2" office:value-type="string">
            <text:p text:style-name="P19"><text:span text:style-name="T1">New </text:span>Model: </text:p>
            <text:p text:style-name="P19">TP: <text:span text:style-name="T12">50</text:span> <text:s text:c="2"/>FN: <text:span text:style-name="T8">0</text:span></text:p>
            <text:p text:style-name="P44">FP: <text:span text:style-name="T12">0</text:span> <text:s text:c="2"/>TN: <text:span text:style-name="T12">50</text:span></text:p>
            <text:p text:style-name="P19"/>
            <text:p text:style-name="P17">good recall, good precision</text:p>
            <text:p text:style-name="P10"/>
            <text:p text:style-name="P10">Similarity: <text:span text:style-name="T11">same like IM</text:span></text:p>
          </table:table-cell>
          <table:table-cell table:style-name="Table1.A2" office:value-type="string">
            <text:p text:style-name="P51"/>
          </table:table-cell>
          <table:table-cell table:style-name="Table1.F2" office:value-type="string">
            <text:p text:style-name="P89"/>
          </table:table-cell>
        </table:table-row>
        <table:table-row>
          <table:table-cell table:style-name="Table1.A2" office:value-type="string">
            <text:p text:style-name="P23">1.6</text:p>
          </table:table-cell>
          <table:table-cell table:style-name="Table1.A2" office:value-type="string">
            <text:p text:style-name="P23">Sequence to parallel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6">TP: <text:span text:style-name="T12">100</text:span> <text:s text:c="2"/>FN: <text:span text:style-name="T8">0</text:span></text:p>
            <text:p text:style-name="P16">FP: <text:span text:style-name="T11">0</text:span> <text:s text:c="2"/>TN: ?</text:p>
            <text:p text:style-name="Table_20_Contents"/>
            <text:p text:style-name="P9">good <text:span text:style-name="T8">recall </text:span>and <text:span text:style-name="T11">good </text:span>precision.</text:p>
            <text:p text:style-name="P9"/>
            <text:p text:style-name="P9">Similarity: <text:span text:style-name="T12">reflect changes</text:span></text:p>
          </table:table-cell>
          <table:table-cell table:style-name="Table1.A2" office:value-type="string">
            <text:p text:style-name="P19"><text:span text:style-name="T1">New </text:span>Model: </text:p>
            <text:p text:style-name="P19">TP: <text:span text:style-name="T12">100</text:span> <text:s text:c="2"/>FN: <text:span text:style-name="T8">0</text:span></text:p>
            <text:p text:style-name="P19">FP: ? <text:s text:c="2"/>TN: ??</text:p>
            <text:p text:style-name="P19"/>
            <text:p text:style-name="P17">good recall, less precision with more another behaviour</text:p>
            <text:p text:style-name="P10"/>
            <text:p text:style-name="P10">Similarity:</text:p>
          </table:table-cell>
          <table:table-cell table:style-name="Table1.A2" office:value-type="string">
            <text:p text:style-name="P51"/>
          </table:table-cell>
          <table:table-cell table:style-name="Table1.F2" office:value-type="string">
            <text:p text:style-name="P51"/>
          </table:table-cell>
        </table:table-row>
        <table:table-row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F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24">2.1</text:p>
          </table:table-cell>
          <table:table-cell table:style-name="Table1.A2" office:value-type="string">
            <text:p text:style-name="P24">Delete events from parallel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6">TP: <text:span text:style-name="T12">50</text:span> <text:s text:c="2"/>FN: <text:span text:style-name="T8">0</text:span></text:p>
            <text:p text:style-name="P16">FP: <text:span text:style-name="T11">0</text:span> <text:s text:c="2"/>TN: <text:span text:style-name="T11">50</text:span></text:p>
            <text:p text:style-name="Table_20_Contents"/>
            <text:p text:style-name="P9">good <text:span text:style-name="T8">recall </text:span>and <text:span text:style-name="T11">good </text:span>precision.</text:p>
            <text:p text:style-name="P9"/>
            <text:p text:style-name="P9">Similarity: <text:span text:style-name="T12">reflect changes</text:span></text:p>
          </table:table-cell>
          <table:table-cell table:style-name="Table1.A2" office:value-type="string">
            <text:p text:style-name="P19"><text:span text:style-name="T1">New </text:span>Model: </text:p>
            <text:p text:style-name="P19">TP: <text:span text:style-name="T12">50</text:span> <text:s text:c="2"/>FN: <text:span text:style-name="T8">0</text:span></text:p>
            <text:p text:style-name="P44">FP: ? <text:s text:c="2"/>TN: <text:span text:style-name="T12">50</text:span></text:p>
            <text:p text:style-name="P19"/>
            <text:p text:style-name="P17">good recall, but less precision with silent transition</text:p>
            <text:p text:style-name="P10"/>
            <text:p text:style-name="P10">Similarity: </text:p>
          </table:table-cell>
          <table:table-cell table:style-name="Table1.A2" office:value-type="string">
            <text:p text:style-name="P53"/>
          </table:table-cell>
          <table:table-cell table:style-name="Table1.F2" office:value-type="string">
            <text:p text:style-name="P89"/>
          </table:table-cell>
        </table:table-row>
        <table:table-row>
          <table:table-cell table:style-name="Table1.A2" office:value-type="string">
            <text:p text:style-name="P24">2.2.<text:span text:style-name="T14">1</text:span></text:p>
          </table:table-cell>
          <table:table-cell table:style-name="Table1.A2" office:value-type="string">
            <text:p text:style-name="P25">Add events to parallel relation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6">TP: <text:span text:style-name="T12">150</text:span> <text:s text:c="2"/>FN: <text:span text:style-name="T8">0</text:span></text:p>
            <text:p text:style-name="P16">FP: <text:span text:style-name="T11">0</text:span> <text:s text:c="2"/>TN: <text:span text:style-name="T13">100</text:span></text:p>
            <text:p text:style-name="Table_20_Contents"/>
            <text:p text:style-name="P9">good <text:span text:style-name="T8">recall(when not seeing complete),??</text:span>and <text:span text:style-name="T11">good </text:span>precision.</text:p>
            <text:p text:style-name="P9"/>
            <text:p text:style-name="P9">Similarity: <text:span text:style-name="T13">traces incomplete, then deviate from original model</text:span></text:p>
          </table:table-cell>
          <table:table-cell table:style-name="Table1.A2" office:value-type="string">
            <text:p text:style-name="P19"><text:span text:style-name="T1">New </text:span>Model: </text:p>
            <text:p text:style-name="P19">TP: <text:span text:style-name="T12">150</text:span> <text:s text:c="2"/>FN: <text:span text:style-name="T8">0</text:span></text:p>
            <text:p text:style-name="P19">FP: <text:span text:style-name="T13">100</text:span> <text:s text:c="2"/>TN: <text:span text:style-name="T13">0</text:span></text:p>
            <text:p text:style-name="P19"/>
            <text:p text:style-name="P17">good recall, less precision with more <text:s/>behavior</text:p>
            <text:p text:style-name="P10"/>
            <text:p text:style-name="P10">Similarity: <text:span text:style-name="T13">try to add events into one branch, but not on parallel relation.</text:span></text:p>
          </table:table-cell>
          <table:table-cell table:style-name="Table1.A2" office:value-type="string">
            <text:p text:style-name="P53"/>
          </table:table-cell>
          <table:table-cell table:style-name="Table1.F2" office:value-type="string">
            <text:p text:style-name="P59"/>
          </table:table-cell>
        </table:table-row>
        <table:table-row>
          <table:table-cell table:style-name="Table1.A2" office:value-type="string">
            <text:p text:style-name="P24">2.<text:span text:style-name="T14">2.2</text:span></text:p>
          </table:table-cell>
          <table:table-cell table:style-name="Table1.A2" office:value-type="string">
            <text:p text:style-name="P26">Add events to parallel at <text:soft-page-break/>different positions, before, middle and end while giving original parallel relation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6">TP: <text:span text:style-name="T14">300</text:span> <text:s text:c="2"/>FN: <text:span text:style-name="T8">0</text:span></text:p>
            <text:p text:style-name="P33">FP: <text:span text:style-name="T14">100</text:span> <text:s text:c="2"/>TN: <text:span text:style-name="T14">0</text:span></text:p>
            <text:p text:style-name="Table_20_Contents"><text:soft-page-break/></text:p>
            <text:p text:style-name="P9">good <text:span text:style-name="T8">recall, but bad </text:span>precision.</text:p>
            <text:p text:style-name="P9"/>
            <text:p text:style-name="P9">Similarity: <text:span text:style-name="T13">traces incomplete, then deviate from original model</text:span></text:p>
          </table:table-cell>
          <table:table-cell table:style-name="Table1.A2" office:value-type="string">
            <text:p text:style-name="P19"><text:span text:style-name="T1">New </text:span>Model: </text:p>
            <text:p text:style-name="P19">TP: <text:span text:style-name="T14">300</text:span> <text:s text:c="2"/>FN: <text:span text:style-name="T8">0</text:span></text:p>
            <text:p text:style-name="P34">FP: <text:span text:style-name="T13">100</text:span> <text:s text:c="2"/>TN: <text:span text:style-name="T13">0</text:span></text:p>
            <text:p text:style-name="P19"><text:soft-page-break/></text:p>
            <text:p text:style-name="P17">good recall, less precision with more <text:s/>behavior</text:p>
            <text:p text:style-name="P10"/>
            <text:p text:style-name="P11">Similarity: <text:span text:style-name="T15">keep parallel relation</text:span></text:p>
            <text:p text:style-name="P26">try to add events to branches, using duplicate and silent transition but not in total parallel relation</text:p>
            <text:p text:style-name="P27">much complex</text:p>
          </table:table-cell>
          <table:table-cell table:style-name="Table1.A2" office:value-type="string">
            <text:p text:style-name="P54"/>
          </table:table-cell>
          <table:table-cell table:style-name="Table1.F2" office:value-type="string">
            <text:p text:style-name="P60"/>
          </table:table-cell>
        </table:table-row>
        <table:table-row>
          <table:table-cell table:style-name="Table1.A2" office:value-type="string">
            <text:p text:style-name="P26">2.2.3</text:p>
          </table:table-cell>
          <table:table-cell table:style-name="Table1.A2" office:value-type="string">
            <text:p text:style-name="P26">Add events to parallel at different positions, before, middle and end while giving sequence 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6">TP: <text:span text:style-name="T14">150</text:span> <text:s text:c="2"/>FN: <text:span text:style-name="T8">0</text:span></text:p>
            <text:p text:style-name="P33">FP: <text:span text:style-name="T15">50</text:span> <text:s text:c="2"/>TN: <text:span text:style-name="T15">50</text:span></text:p>
            <text:p text:style-name="Table_20_Contents"/>
            <text:p text:style-name="P9">good <text:span text:style-name="T8">recall, but bad </text:span>precision.</text:p>
            <text:p text:style-name="P9"/>
            <text:p text:style-name="P9">Similarity: <text:span text:style-name="T15">create sequence relation, not care about the original model</text:span></text:p>
            <text:p text:style-name="P9"/>
            <text:p text:style-name="P27">simple</text:p>
          </table:table-cell>
          <table:table-cell table:style-name="Table1.A2" office:value-type="string">
            <text:p text:style-name="P19"><text:span text:style-name="T1">New </text:span>Model: </text:p>
            <text:p text:style-name="P19">TP: <text:span text:style-name="T15">150</text:span> <text:s text:c="2"/>FN: <text:span text:style-name="T8">0</text:span></text:p>
            <text:p text:style-name="P34">FP: <text:span text:style-name="T15">50</text:span> <text:s text:c="2"/>TN: <text:span text:style-name="T15">50</text:span></text:p>
            <text:p text:style-name="P19"/>
            <text:p text:style-name="P17">good recall, less precision with more <text:s/>behavior</text:p>
            <text:p text:style-name="P10"/>
            <text:p text:style-name="P10">Similarity: <text:s/><text:span text:style-name="T15">keep parallel relation</text:span></text:p>
            <text:p text:style-name="P26">try to add events to branches, using duplicate and silent transition but not in total parallel relation</text:p>
            <text:p text:style-name="P27">much complex</text:p>
          </table:table-cell>
          <table:table-cell table:style-name="Table1.A2" office:value-type="string">
            <text:p text:style-name="P54"/>
          </table:table-cell>
          <table:table-cell table:style-name="Table1.F2" office:value-type="string">
            <text:p text:style-name="P60"/>
          </table:table-cell>
        </table:table-row>
        <table:table-row>
          <table:table-cell table:style-name="Table1.A2" office:value-type="string">
            <text:p text:style-name="P27">2.2.4</text:p>
          </table:table-cell>
          <table:table-cell table:style-name="Table1.A2" office:value-type="string">
            <text:p text:style-name="P17">add event in parallel while adding other events in sequence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6">TP: <text:span text:style-name="T15">200</text:span> <text:s text:c="2"/>FN: <text:span text:style-name="T8">0</text:span></text:p>
            <text:p text:style-name="P16">FP: <text:span text:style-name="T15">0</text:span> <text:s/>TN: <text:span text:style-name="T15">100</text:span></text:p>
            <text:p text:style-name="Table_20_Contents"/>
            <text:p text:style-name="P9">good <text:span text:style-name="T8">recall, good </text:span>precision.</text:p>
            <text:p text:style-name="P9"/>
            <text:p text:style-name="P9">Similarity: <text:span text:style-name="T15">good to old model</text:span></text:p>
            <text:p text:style-name="P9"/>
            <text:p text:style-name="P27">simple</text:p>
          </table:table-cell>
          <table:table-cell table:style-name="Table1.A2" office:value-type="string">
            <text:p text:style-name="P19"><text:span text:style-name="T1">New </text:span>Model: </text:p>
            <text:p text:style-name="P19">TP: <text:span text:style-name="T15">200</text:span> <text:s text:c="2"/>FN: <text:span text:style-name="T8">0</text:span></text:p>
            <text:p text:style-name="P19">FP: <text:span text:style-name="T15">100 </text:span><text:s/>TN: <text:span text:style-name="T15">0</text:span></text:p>
            <text:p text:style-name="P19"/>
            <text:p text:style-name="P17">good recall, less precision with more <text:s/>behavior</text:p>
            <text:p text:style-name="P10"/>
            <text:p text:style-name="P10">Similarity: <text:s/><text:span text:style-name="T15">keep parallel relation</text:span></text:p>
            <text:p text:style-name="P26">try to add events to branches, using duplicate and silent transition but not in total parallel relation</text:p>
            <text:p text:style-name="P27">much complex</text:p>
          </table:table-cell>
          <table:table-cell table:style-name="Table1.A2" office:value-type="string">
            <text:p text:style-name="P55"/>
          </table:table-cell>
          <table:table-cell table:style-name="Table1.F2" office:value-type="string">
            <text:p text:style-name="P62"/>
          </table:table-cell>
        </table:table-row>
        <table:table-row>
          <table:table-cell table:style-name="Table1.A2" office:value-type="string">
            <text:p text:style-name="P27">2.2.5</text:p>
          </table:table-cell>
          <table:table-cell table:style-name="Table1.A2" office:value-type="string">
            <text:p text:style-name="P27">Add events while <text:soft-page-break/>deleting events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6">TP: <text:span text:style-name="T15">100</text:span> <text:s text:c="2"/>FN: <text:span text:style-name="T8">0</text:span></text:p>
            <text:p text:style-name="P16">FP: <text:span text:style-name="T15">0</text:span> <text:s/>TN: <text:span text:style-name="T15">100</text:span></text:p>
            <text:p text:style-name="Table_20_Contents"><text:soft-page-break/></text:p>
            <text:p text:style-name="P9">good <text:span text:style-name="T8">recall, good </text:span>precision.</text:p>
            <text:p text:style-name="P9"/>
            <text:p text:style-name="P9">Similarity: <text:span text:style-name="T15">good to old model</text:span></text:p>
            <text:p text:style-name="P9"/>
            <text:p text:style-name="P27">simple</text:p>
          </table:table-cell>
          <table:table-cell table:style-name="Table1.A2" office:value-type="string">
            <text:p text:style-name="P19"><text:span text:style-name="T1">New </text:span>Model: </text:p>
            <text:p text:style-name="P19">TP: <text:span text:style-name="T15">100</text:span> <text:s text:c="2"/>FN: <text:span text:style-name="T8">0</text:span></text:p>
            <text:p text:style-name="P44">FP: <text:span text:style-name="T15">0 </text:span><text:s text:c="4"/>TN: <text:span text:style-name="T15">100</text:span></text:p>
            <text:p text:style-name="P19"><text:soft-page-break/></text:p>
            <text:p text:style-name="P17">good recall, <text:span text:style-name="T15">in confusion matrix, it has good result, but in model still </text:span>less precision with more <text:s/>behavior</text:p>
            <text:p text:style-name="P10"/>
            <text:p text:style-name="P10">Similarity: <text:s/><text:span text:style-name="T15">keep parallel relation</text:span></text:p>
            <text:p text:style-name="P26">try to add events to branches, using duplicate and silent transition but not in total parallel relation</text:p>
            <text:p text:style-name="P27">much complex</text:p>
          </table:table-cell>
          <table:table-cell table:style-name="Table1.A2" office:value-type="string">
            <text:p text:style-name="P61"/>
          </table:table-cell>
          <table:table-cell table:style-name="Table1.F2" office:value-type="string">
            <text:p text:style-name="P63"/>
          </table:table-cell>
        </table:table-row>
        <table:table-row>
          <table:table-cell table:style-name="Table1.A2" office:value-type="string">
            <text:p text:style-name="P27">2.3</text:p>
          </table:table-cell>
          <table:table-cell table:style-name="Table1.A2" office:value-type="string">
            <text:p text:style-name="P17">parallel to exclusive choice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6">TP: <text:span text:style-name="T15">100</text:span> <text:s text:c="2"/>FN: <text:span text:style-name="T8">0</text:span></text:p>
            <text:p text:style-name="P16">FP: <text:span text:style-name="T15">0</text:span> <text:s/>TN: <text:span text:style-name="T15">100</text:span></text:p>
            <text:p text:style-name="Table_20_Contents"/>
            <text:p text:style-name="P9">good <text:span text:style-name="T8">recall, good </text:span>precision.</text:p>
            <text:p text:style-name="P9"/>
            <text:p text:style-name="P9">Similarity: <text:span text:style-name="T15">new model which is what we expect..</text:span></text:p>
            <text:p text:style-name="P27">simple</text:p>
          </table:table-cell>
          <table:table-cell table:style-name="Table1.A2" office:value-type="string">
            <text:p text:style-name="P19"><text:span text:style-name="T1">New </text:span>Model: </text:p>
            <text:p text:style-name="P19">TP: <text:span text:style-name="T15">100</text:span> <text:s text:c="2"/>FN: <text:span text:style-name="T8">0</text:span></text:p>
            <text:p text:style-name="P19">FP: <text:span text:style-name="T15">100 </text:span><text:s text:c="4"/>TN: <text:span text:style-name="T15">0</text:span></text:p>
            <text:p text:style-name="P19"/>
            <text:p text:style-name="P17">good recall, <text:span text:style-name="T15">less precision</text:span></text:p>
            <text:p text:style-name="P10"/>
            <text:p text:style-name="P10">Similarity: <text:s/><text:span text:style-name="T15">keep parallel relation..</text:span></text:p>
          </table:table-cell>
          <table:table-cell table:style-name="Table1.A2" office:value-type="string">
            <text:p text:style-name="P56"/>
          </table:table-cell>
          <table:table-cell table:style-name="Table1.F2" office:value-type="string">
            <text:p text:style-name="P64"/>
          </table:table-cell>
        </table:table-row>
        <table:table-row>
          <table:table-cell table:style-name="Table1.A2" office:value-type="string">
            <text:p text:style-name="P27">2.4</text:p>
          </table:table-cell>
          <table:table-cell table:style-name="Table1.A2" office:value-type="string">
            <text:p text:style-name="P27">Change parallel to sequence 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6">TP: <text:span text:style-name="T15">50</text:span> <text:s text:c="2"/>FN: <text:span text:style-name="T8">0</text:span></text:p>
            <text:p text:style-name="P16">FP: <text:span text:style-name="T15">0</text:span> <text:s/>TN: <text:span text:style-name="T15">50</text:span></text:p>
            <text:p text:style-name="Table_20_Contents"/>
            <text:p text:style-name="P9">good <text:span text:style-name="T8">recall, good </text:span>precision.</text:p>
            <text:p text:style-name="P9"/>
            <text:p text:style-name="P9">Similarity: <text:span text:style-name="T15">new model which is what we expect..</text:span></text:p>
            <text:p text:style-name="P27">simple</text:p>
          </table:table-cell>
          <table:table-cell table:style-name="Table1.A2" office:value-type="string">
            <text:p text:style-name="P19"><text:span text:style-name="T1">New </text:span>Model: </text:p>
            <text:p text:style-name="P19">TP: <text:span text:style-name="T15">50</text:span> <text:s text:c="2"/>FN: <text:span text:style-name="T8">0</text:span></text:p>
            <text:p text:style-name="P44">FP: <text:span text:style-name="T15">0 </text:span><text:s text:c="4"/>TN: <text:span text:style-name="T15">50</text:span></text:p>
            <text:p text:style-name="P19"/>
            <text:p text:style-name="P17">good recall, <text:span text:style-name="T15">good precision</text:span></text:p>
            <text:p text:style-name="P10"/>
            <text:p text:style-name="P10">Similarity: <text:span text:style-name="T15">delete parallel relation, and create similar model like IM</text:span></text:p>
          </table:table-cell>
          <table:table-cell table:style-name="Table1.A2" office:value-type="string">
            <text:p text:style-name="P57"/>
          </table:table-cell>
          <table:table-cell table:style-name="Table1.F2" office:value-type="string">
            <text:p text:style-name="P65"/>
          </table:table-cell>
        </table:table-row>
        <table:table-row>
          <table:table-cell table:style-name="Table1.A2" office:value-type="string">
            <text:p text:style-name="P27">2.5.<text:span text:style-name="T27">1</text:span></text:p>
          </table:table-cell>
          <table:table-cell table:style-name="Table1.A2" office:value-type="string">
            <text:p text:style-name="P27">Change parallel to sequence with overlap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6">TP: <text:span text:style-name="T15">55</text:span> <text:s text:c="2"/>FN: <text:span text:style-name="T8">0</text:span></text:p>
            <text:p text:style-name="P33">FP: <text:span text:style-name="T16">55</text:span> <text:s/>TN: <text:span text:style-name="T15">0</text:span></text:p>
            <text:p text:style-name="Table_20_Contents"/>
            <text:p text:style-name="P27">it can’t see the distribution of ovelapped data and address the good ones</text:p>
            <text:p text:style-name="P9"/>
            <text:p text:style-name="P32">// but it is same situation when <text:soft-page-break/>using the filtering?? </text:p>
            <text:p text:style-name="P29"/>
            <text:p text:style-name="P9">Similarity: <text:span text:style-name="T15">like old before</text:span></text:p>
          </table:table-cell>
          <table:table-cell table:style-name="Table1.A2" office:value-type="string">
            <text:p text:style-name="P19"><text:span text:style-name="T1">New </text:span>Model: </text:p>
            <text:p text:style-name="P19">TP: <text:span text:style-name="T15">55</text:span> <text:s text:c="2"/>FN: <text:span text:style-name="T8">0</text:span></text:p>
            <text:p text:style-name="P34">FP: <text:span text:style-name="T16">55</text:span> <text:s text:c="3"/>TN: <text:span text:style-name="T15">0</text:span></text:p>
            <text:p text:style-name="P19"/>
            <text:p text:style-name="P27">it can’t see the distribution of ovelapped data and address the good ones</text:p>
            <text:p text:style-name="P27"/>
            <text:p text:style-name="P27"/>
            <text:p text:style-name="P10"/>
            <text:p text:style-name="P10"><text:soft-page-break/>Similarity: <text:span text:style-name="T15">keep same</text:span></text:p>
          </table:table-cell>
          <table:table-cell table:style-name="Table1.A2" office:value-type="string">
            <text:p text:style-name="P58"/>
          </table:table-cell>
          <table:table-cell table:style-name="Table1.F2" office:value-type="string">
            <text:p text:style-name="P90"/>
          </table:table-cell>
        </table:table-row>
        <table:table-row>
          <table:table-cell table:style-name="Table1.A2" office:value-type="string">
            <text:p text:style-name="P66">2.5.2</text:p>
          </table:table-cell>
          <table:table-cell table:style-name="Table1.A2" office:value-type="string">
            <text:p text:style-name="P27">Change parallel to sequence with <text:span text:style-name="T27">noise</text:span>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6">TP: <text:span text:style-name="T15">55</text:span> <text:s text:c="2"/>FN: <text:span text:style-name="T27">3</text:span></text:p>
            <text:p text:style-name="P33">FP: <text:span text:style-name="T16">55</text:span> <text:s/>TN: <text:span text:style-name="T15">0</text:span></text:p>
            <text:p text:style-name="Table_20_Contents"/>
            <text:p text:style-name="P27">it can’t see the distribution of ovelapped data and address the good ones</text:p>
            <text:p text:style-name="P9"/>
            <text:p text:style-name="P32">// using the filtering <text:span text:style-name="T27">it create model like M2</text:span></text:p>
            <text:p text:style-name="P29"/>
            <text:p text:style-name="P9">Similarity: <text:span text:style-name="T15">like old before</text:span></text:p>
          </table:table-cell>
          <table:table-cell table:style-name="Table1.A2" office:value-type="string">
            <text:p text:style-name="P19"><text:span text:style-name="T1">New </text:span>Model: </text:p>
            <text:p text:style-name="P19">TP: <text:span text:style-name="T15">58</text:span> <text:s text:c="2"/>FN: <text:span text:style-name="T8">0</text:span></text:p>
            <text:p text:style-name="P34">FP: <text:span text:style-name="T16">55</text:span> <text:s text:c="3"/>TN: <text:span text:style-name="T15">0</text:span></text:p>
            <text:p text:style-name="P31"/>
            <text:p text:style-name="P66">it adds more actions into original model</text:p>
            <text:p text:style-name="P10"/>
            <text:p text:style-name="P10">Similarity: <text:span text:style-name="T15">keep same</text:span></text:p>
          </table:table-cell>
          <table:table-cell table:style-name="Table1.A2" office:value-type="string">
            <text:p text:style-name="P19"/>
          </table:table-cell>
          <table:table-cell table:style-name="Table1.F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F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37">3.1</text:p>
          </table:table-cell>
          <table:table-cell table:style-name="Table1.A2" office:value-type="string">
            <text:p text:style-name="P37">Add self loop to sequence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6">TP: <text:span text:style-name="T17">200</text:span> <text:s text:c="2"/>FN: <text:span text:style-name="T8">0</text:span></text:p>
            <text:p text:style-name="P16">FP: <text:span text:style-name="T15">0</text:span> <text:s/>TN: ?</text:p>
            <text:p text:style-name="Table_20_Contents"/>
            <text:p text:style-name="P9">good <text:span text:style-name="T8">recall, good </text:span>precision.</text:p>
            <text:p text:style-name="P9"/>
            <text:p text:style-name="P9">Similarity: <text:s/><text:span text:style-name="T17">with silent transition which can be removed from model..</text:span></text:p>
            <text:p text:style-name="P38"><text:span text:style-name="T18">remove non useful silent transition </text:span>?</text:p>
          </table:table-cell>
          <table:table-cell table:style-name="Table1.A2" office:value-type="string">
            <text:p text:style-name="P19"><text:span text:style-name="T1">New </text:span>Model: </text:p>
            <text:p text:style-name="P19">TP: <text:span text:style-name="T17">200</text:span> <text:s text:c="2"/>FN: <text:span text:style-name="T8">0</text:span></text:p>
            <text:p text:style-name="P19">FP: <text:span text:style-name="T15">0 </text:span><text:s text:c="4"/>TN: ??</text:p>
            <text:p text:style-name="P19"/>
            <text:p text:style-name="P17">good recall, <text:span text:style-name="T15">good precision</text:span></text:p>
            <text:p text:style-name="P10"/>
            <text:p text:style-name="P10">Similarity: <text:span text:style-name="T17">similar model like IM</text:span></text:p>
          </table:table-cell>
          <table:table-cell table:style-name="Table1.A2" office:value-type="string">
            <text:p text:style-name="P97"><text:span text:style-name="T1">New </text:span>Model: </text:p>
            <text:p text:style-name="P97">TP: <text:span text:style-name="T17">200</text:span> <text:s text:c="2"/>FN: <text:span text:style-name="T8">0</text:span></text:p>
            <text:p text:style-name="P92">FP: <text:span text:style-name="T15">0</text:span> <text:s/>TN: ?</text:p>
            <text:p text:style-name="P92"/>
            <text:p text:style-name="P98">The same as IM</text:p>
          </table:table-cell>
          <table:table-cell table:style-name="Table1.F2" office:value-type="string">
            <text:p text:style-name="P67"/>
          </table:table-cell>
        </table:table-row>
        <table:table-row>
          <table:table-cell table:style-name="Table1.A2" office:value-type="string">
            <text:p text:style-name="P38">3.<text:span text:style-name="T19">2</text:span></text:p>
          </table:table-cell>
          <table:table-cell table:style-name="Table1.A2" office:value-type="string">
            <text:p text:style-name="P17">delete loop but add duplicate events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6">TP: <text:span text:style-name="T17">150</text:span> <text:s text:c="2"/>FN: <text:span text:style-name="T8">0</text:span></text:p>
            <text:p text:style-name="P16">FP: <text:span text:style-name="T31">50</text:span> <text:s/>TN: <text:span text:style-name="T31">0</text:span></text:p>
            <text:p text:style-name="Table_20_Contents"/>
            <text:p text:style-name="P9">good <text:span text:style-name="T8">recall, good </text:span>precision.</text:p>
            <text:p text:style-name="P9"/>
            <text:p text:style-name="P38">can’t see the duplicate task, consider it as loop</text:p>
            <text:p text:style-name="P38"/>
            <text:p text:style-name="P9">Similarity: </text:p>
            <text:p text:style-name="P27">simple</text:p>
          </table:table-cell>
          <table:table-cell table:style-name="Table1.A2" office:value-type="string">
            <text:p text:style-name="P19"><text:span text:style-name="T1">New </text:span>Model: </text:p>
            <text:p text:style-name="P19">TP: <text:span text:style-name="T17">150</text:span> <text:s text:c="2"/>FN: <text:span text:style-name="T8">0</text:span></text:p>
            <text:p text:style-name="P19">FP: <text:span text:style-name="T31">50 </text:span><text:s text:c="4"/>TN: <text:span text:style-name="T31">0</text:span></text:p>
            <text:p text:style-name="P19"/>
            <text:p text:style-name="P17">good recall, <text:span text:style-name="T17">less precision allowing another behavior</text:span></text:p>
            <text:p text:style-name="P10"/>
            <text:p text:style-name="P38">can’t see the duplicate task, consider it as loop</text:p>
            <text:p text:style-name="P38"/>
            <text:p text:style-name="P12">Similarity: </text:p>
            <text:p text:style-name="P30">simple</text:p>
          </table:table-cell>
          <table:table-cell table:style-name="Table1.A2" office:value-type="string">
            <text:p text:style-name="P99"><text:span text:style-name="T1">New </text:span>Model: </text:p>
            <text:p text:style-name="P99">TP: <text:span text:style-name="T30">100</text:span> <text:s text:c="2"/>FN: <text:span text:style-name="T30">50</text:span></text:p>
            <text:p text:style-name="P93">FP: <text:span text:style-name="T15">0</text:span> <text:s/>TN: <text:span text:style-name="T30">50</text:span></text:p>
            <text:p text:style-name="P93"/>
            <text:p text:style-name="P100">0.67 1.0 0.75 0.8</text:p>
            <text:p text:style-name="P100"/>
            <text:p text:style-name="P100">good precision, less recall, but good total F-score??</text:p>
          </table:table-cell>
          <table:table-cell table:style-name="Table1.F2" office:value-type="string">
            <text:p text:style-name="P67"/>
          </table:table-cell>
        </table:table-row>
        <text:soft-page-break/>
        <table:table-row>
          <table:table-cell table:style-name="Table1.A2" office:value-type="string">
            <text:p text:style-name="P38">3.<text:span text:style-name="T20">3</text:span></text:p>
          </table:table-cell>
          <table:table-cell table:style-name="Table1.A2" office:value-type="string">
            <text:p text:style-name="P39"><text:span text:style-name="T20">change</text:span> sequence <text:span text:style-name="T20">to </text:span>2-length loop 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6">TP: <text:span text:style-name="T17">150</text:span> <text:s text:c="2"/>FN: <text:span text:style-name="T8">0</text:span></text:p>
            <text:p text:style-name="P16">FP: <text:span text:style-name="T15">0</text:span> <text:s/>TN: ?</text:p>
            <text:p text:style-name="Table_20_Contents"/>
            <text:p text:style-name="P9">good <text:span text:style-name="T8">recall, good </text:span>precision.</text:p>
            <text:p text:style-name="P9"/>
            <text:p text:style-name="P9">Similarity: </text:p>
            <text:p text:style-name="P27">simple</text:p>
          </table:table-cell>
          <table:table-cell table:style-name="Table1.A2" office:value-type="string">
            <text:p text:style-name="P19"><text:span text:style-name="T1">New </text:span>Model: </text:p>
            <text:p text:style-name="P19">TP: <text:span text:style-name="T17">150</text:span> <text:s text:c="2"/>FN: <text:span text:style-name="T8">0</text:span></text:p>
            <text:p text:style-name="P19">FP: ??<text:span text:style-name="T15"> </text:span><text:s text:c="4"/>TN: ?</text:p>
            <text:p text:style-name="P19"/>
            <text:p text:style-name="P17">good recall, <text:span text:style-name="T17">less precision allowing another behavior</text:span></text:p>
            <text:p text:style-name="P10"/>
            <text:p text:style-name="P10">Similarity: <text:span text:style-name="T17">keep original sequence and add loop at end</text:span></text:p>
            <text:p text:style-name="P38">complex</text:p>
          </table:table-cell>
          <table:table-cell table:style-name="Table1.A2" office:value-type="string">
            <text:p text:style-name="P68"/>
          </table:table-cell>
          <table:table-cell table:style-name="Table1.F2" office:value-type="string">
            <text:p text:style-name="P72"/>
          </table:table-cell>
        </table:table-row>
        <table:table-row>
          <table:table-cell table:style-name="Table1.A2" office:value-type="string">
            <text:p text:style-name="P40">3.<text:span text:style-name="T20">4.1</text:span></text:p>
          </table:table-cell>
          <table:table-cell table:style-name="Table1.A2" office:value-type="string">
            <text:p text:style-name="P17">delete <text:span text:style-name="T19">loop</text:span></text:p>
            <text:p text:style-name="P17"/>
            <text:p text:style-name="P17"/>
          </table:table-cell>
          <table:table-cell table:style-name="Table1.A2" office:value-type="string">
            <text:p text:style-name="Table_20_Contents"><text:span text:style-name="T1">New </text:span>Model: </text:p>
            <text:p text:style-name="P16">TP: <text:span text:style-name="T17">50</text:span> <text:s text:c="2"/>FN: <text:span text:style-name="T8">0</text:span></text:p>
            <text:p text:style-name="P16">FP: <text:span text:style-name="T15">0</text:span> <text:s/>TN: <text:span text:style-name="T19">100</text:span></text:p>
            <text:p text:style-name="Table_20_Contents"/>
            <text:p text:style-name="P9">good <text:span text:style-name="T8">recall, good </text:span>precision.</text:p>
            <text:p text:style-name="P38"/>
            <text:p text:style-name="P9">Similarity: </text:p>
            <text:p text:style-name="P27">simple</text:p>
          </table:table-cell>
          <table:table-cell table:style-name="Table1.A2" office:value-type="string">
            <text:p text:style-name="P19"><text:span text:style-name="T1">New </text:span>Model: </text:p>
            <text:p text:style-name="P19">TP: <text:span text:style-name="T17">50</text:span> <text:s text:c="2"/>FN: <text:span text:style-name="T8">0</text:span></text:p>
            <text:p text:style-name="P44">FP: ??<text:span text:style-name="T15"> </text:span><text:s text:c="4"/>TN: <text:span text:style-name="T19">100</text:span></text:p>
            <text:p text:style-name="P19"/>
            <text:p text:style-name="P17">good recall, <text:span text:style-name="T19">good precision</text:span></text:p>
            <text:p text:style-name="P38"/>
            <text:p text:style-name="P12">Similarity: <text:span text:style-name="T19">same like IM</text:span></text:p>
            <text:p text:style-name="P30">simple, <text:span text:style-name="T19">quite surprising about the result</text:span></text:p>
          </table:table-cell>
          <table:table-cell table:style-name="Table1.A2" office:value-type="string">
            <text:p text:style-name="P102"><text:span text:style-name="T1">New </text:span>Model: </text:p>
            <text:p text:style-name="P102">TP: <text:span text:style-name="T17">50</text:span> <text:s text:c="2"/>FN: <text:span text:style-name="T8">0</text:span></text:p>
            <text:p text:style-name="P102">FP: <text:span text:style-name="T15">0</text:span> <text:s/>TN: <text:span text:style-name="T19">100</text:span></text:p>
            <text:p text:style-name="P102"/>
            <text:p text:style-name="P101">good <text:span text:style-name="T8">recall, good </text:span>precision.</text:p>
          </table:table-cell>
          <table:table-cell table:style-name="Table1.F2" office:value-type="string">
            <text:p text:style-name="P46"/>
          </table:table-cell>
        </table:table-row>
        <table:table-row>
          <table:table-cell table:style-name="Table1.A2" office:value-type="string">
            <text:p text:style-name="P40">3.<text:span text:style-name="T20">4.2</text:span></text:p>
          </table:table-cell>
          <table:table-cell table:style-name="Table1.A2" office:value-type="string">
            <text:p text:style-name="P17">delete <text:span text:style-name="T20">events at end in 2-len loop</text:span>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6">TP: <text:span text:style-name="T20">150</text:span> <text:s text:c="2"/>FN: <text:span text:style-name="T8">0</text:span></text:p>
            <text:p text:style-name="P16">FP: <text:span text:style-name="T15">0</text:span> <text:s/>TN: <text:span text:style-name="T19">100</text:span></text:p>
            <text:p text:style-name="Table_20_Contents"/>
            <text:p text:style-name="P9">good <text:span text:style-name="T8">recall, good </text:span>precision.</text:p>
            <text:p text:style-name="P38"/>
            <text:p text:style-name="P9">Similarity: </text:p>
            <text:p text:style-name="P27">simple</text:p>
          </table:table-cell>
          <table:table-cell table:style-name="Table1.A2" office:value-type="string">
            <text:p text:style-name="P19"><text:span text:style-name="T1">New </text:span>Model: </text:p>
            <text:p text:style-name="P19">TP: <text:span text:style-name="T20">150</text:span> <text:s text:c="2"/>FN: <text:span text:style-name="T8">0</text:span></text:p>
            <text:p text:style-name="P44">FP: ??<text:span text:style-name="T15"> </text:span><text:s text:c="4"/>TN: <text:span text:style-name="T19">100</text:span></text:p>
            <text:p text:style-name="P19"/>
            <text:p text:style-name="P17">good recall, <text:span text:style-name="T19">good precision</text:span></text:p>
            <text:p text:style-name="P38"/>
            <text:p text:style-name="P12">Similarity: <text:span text:style-name="T19">same like IM</text:span></text:p>
            <text:p text:style-name="P30">simple, <text:span text:style-name="T19">quite surprising about the result</text:span></text:p>
          </table:table-cell>
          <table:table-cell table:style-name="Table1.A2" office:value-type="string">
            <text:p text:style-name="P104"><text:span text:style-name="T1">New </text:span>Model: </text:p>
            <text:p text:style-name="P104">TP: <text:span text:style-name="T20">150</text:span> <text:s text:c="2"/>FN: <text:span text:style-name="T8">0</text:span></text:p>
            <text:p text:style-name="P94">FP: <text:span text:style-name="T15">0</text:span> <text:s/>TN: <text:span text:style-name="T19">100</text:span></text:p>
          </table:table-cell>
          <table:table-cell table:style-name="Table1.F2" office:value-type="string">
            <text:p text:style-name="P69"/>
          </table:table-cell>
        </table:table-row>
        <table:table-row>
          <table:table-cell table:style-name="Table1.A2" office:value-type="string">
            <text:p text:style-name="P41">3.4.3</text:p>
          </table:table-cell>
          <table:table-cell table:style-name="Table1.A2" office:value-type="string">
            <text:p text:style-name="P17">delete <text:span text:style-name="T20">events in the middle in 2-len loop</text:span>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6">TP: <text:span text:style-name="T20">150</text:span> <text:s text:c="2"/>FN: <text:span text:style-name="T8">0</text:span></text:p>
            <text:p text:style-name="P16">FP: <text:span text:style-name="T15">0</text:span> <text:s/>TN: <text:span text:style-name="T19">100</text:span></text:p>
            <text:p text:style-name="Table_20_Contents"/>
            <text:p text:style-name="P9">good <text:span text:style-name="T8">recall, good </text:span>precision.</text:p>
            <text:p text:style-name="P38"/>
            <text:p text:style-name="P9">Similarity: </text:p>
            <text:p text:style-name="P27">simple</text:p>
          </table:table-cell>
          <table:table-cell table:style-name="Table1.A2" office:value-type="string">
            <text:p text:style-name="P19"><text:span text:style-name="T1">New </text:span>Model: </text:p>
            <text:p text:style-name="P19">TP: <text:span text:style-name="T20">150</text:span> <text:s text:c="2"/>FN: <text:span text:style-name="T8">0</text:span></text:p>
            <text:p text:style-name="P44">FP: ??<text:span text:style-name="T15"> </text:span><text:s text:c="4"/>TN: <text:span text:style-name="T19">100</text:span></text:p>
            <text:p text:style-name="P19"/>
            <text:p text:style-name="P17">good recall, <text:span text:style-name="T19">good precision</text:span></text:p>
            <text:p text:style-name="P38"/>
            <text:p text:style-name="P12">Similarity: <text:span text:style-name="T20">better than IM but less silent transitions.</text:span></text:p>
            <text:p text:style-name="P30">simple, <text:span text:style-name="T19">quite surprising about the result</text:span></text:p>
          </table:table-cell>
          <table:table-cell table:style-name="Table1.A2" office:value-type="string">
            <text:p text:style-name="P104"><text:span text:style-name="T1">New </text:span>Model: </text:p>
            <text:p text:style-name="P104">TP: <text:span text:style-name="T20">150</text:span> <text:s text:c="2"/>FN: <text:span text:style-name="T8">0</text:span></text:p>
            <text:p text:style-name="P104">FP: <text:span text:style-name="T15">0</text:span> <text:s/>TN: <text:span text:style-name="T19">100</text:span></text:p>
            <text:p text:style-name="P94"/>
            <text:p text:style-name="P105">but more complex, kind of, anyway it works the same</text:p>
          </table:table-cell>
          <table:table-cell table:style-name="Table1.F2" office:value-type="string">
            <text:p text:style-name="P70"/>
          </table:table-cell>
        </table:table-row>
        <text:soft-page-break/>
        <table:table-row>
          <table:table-cell table:style-name="Table1.A2" office:value-type="string">
            <text:p text:style-name="P41">3.5.1</text:p>
          </table:table-cell>
          <table:table-cell table:style-name="Table1.A2" office:value-type="string">
            <text:p text:style-name="P17">add events in the loop branch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6">TP: <text:span text:style-name="T20">150</text:span> <text:s text:c="2"/>FN: <text:span text:style-name="T8">0</text:span></text:p>
            <text:p text:style-name="P16">FP: <text:span text:style-name="T15">0</text:span> <text:s/>TN: <text:span text:style-name="T20">0</text:span></text:p>
            <text:p text:style-name="Table_20_Contents"/>
            <text:p text:style-name="P9">good <text:span text:style-name="T8">recall, good </text:span>precision.</text:p>
            <text:p text:style-name="P38"/>
            <text:p text:style-name="P9">Similarity: </text:p>
            <text:p text:style-name="P27">simple</text:p>
          </table:table-cell>
          <table:table-cell table:style-name="Table1.A2" office:value-type="string">
            <text:p text:style-name="P19"><text:span text:style-name="T1">New </text:span>Model: </text:p>
            <text:p text:style-name="P19">TP: <text:span text:style-name="T20">150</text:span> <text:s text:c="2"/>FN: <text:span text:style-name="T8">0</text:span></text:p>
            <text:p text:style-name="P19">FP: ??<text:span text:style-name="T15"> </text:span><text:s text:c="4"/>TN: ?</text:p>
            <text:p text:style-name="P19"/>
            <text:p text:style-name="P17">good recall, <text:span text:style-name="T25">less precision</text:span><text:span text:style-name="T20"> with more behavior</text:span></text:p>
            <text:p text:style-name="P38"/>
            <text:p text:style-name="P12">Similarity: <text:span text:style-name="T21">keep original loop, add D in self loop</text:span></text:p>
          </table:table-cell>
          <table:table-cell table:style-name="Table1.A2" office:value-type="string">
            <text:p text:style-name="P95"/>
            <text:p text:style-name="P106"><text:span text:style-name="T34">New </text:span>Model: </text:p>
            <text:p text:style-name="P109">TP: <text:span text:style-name="T20">150</text:span> <text:s text:c="2"/>FN: <text:span text:style-name="T8">0</text:span></text:p>
            <text:p text:style-name="P96">FP: <text:span text:style-name="T15">0</text:span> <text:s/>TN: <text:span text:style-name="T20">0</text:span></text:p>
            <text:p text:style-name="P95"/>
            <text:p text:style-name="P95"/>
          </table:table-cell>
          <table:table-cell table:style-name="Table1.F2" office:value-type="string">
            <text:p text:style-name="P73"/>
          </table:table-cell>
        </table:table-row>
        <table:table-row>
          <table:table-cell table:style-name="Table1.A2" office:value-type="string">
            <text:p text:style-name="P41">3.5.2</text:p>
          </table:table-cell>
          <table:table-cell table:style-name="Table1.A2" office:value-type="string">
            <text:p text:style-name="P17">add events in parallel relation in the loop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6">TP: <text:span text:style-name="T20">250</text:span> <text:s text:c="2"/>FN: <text:span text:style-name="T8">0</text:span></text:p>
            <text:p text:style-name="P16">FP: <text:span text:style-name="T15">0</text:span> <text:s/>TN: ?</text:p>
            <text:p text:style-name="Table_20_Contents"/>
            <text:p text:style-name="P9">good <text:span text:style-name="T8">recall, good </text:span>precision.</text:p>
            <text:p text:style-name="P38"/>
            <text:p text:style-name="P9">Similarity: </text:p>
            <text:p text:style-name="P27">simple</text:p>
          </table:table-cell>
          <table:table-cell table:style-name="Table1.A2" office:value-type="string">
            <text:p text:style-name="P19"><text:span text:style-name="T1">New </text:span>Model: </text:p>
            <text:p text:style-name="P19">TP: <text:span text:style-name="T20">250</text:span> <text:s text:c="2"/>FN: <text:span text:style-name="T8">0</text:span></text:p>
            <text:p text:style-name="P19">FP: ??<text:span text:style-name="T15"> </text:span><text:s text:c="4"/>TN: ?</text:p>
            <text:p text:style-name="P19"/>
            <text:p text:style-name="P17">good recall, <text:span text:style-name="T25">less precision </text:span><text:span text:style-name="T20">with more behavior</text:span></text:p>
            <text:p text:style-name="P38"/>
            <text:p text:style-name="P12">Similarity: <text:span text:style-name="T21">keep original loop, <text:s/>add D in self loop</text:span></text:p>
          </table:table-cell>
          <table:table-cell table:style-name="Table1.A2" office:value-type="string">
            <text:p text:style-name="P95"/>
            <text:p text:style-name="P106"><text:span text:style-name="T1">New </text:span>Model: </text:p>
            <text:p text:style-name="P106">TP: <text:span text:style-name="T20">50</text:span> <text:s text:c="2"/>FN: <text:span text:style-name="T33">200</text:span></text:p>
            <text:p text:style-name="P106">FP: <text:span text:style-name="T15">0</text:span> <text:s/>TN: <text:span text:style-name="T33">0</text:span></text:p>
            <text:p text:style-name="P106"/>
            <text:p text:style-name="P107">0.2 1.0 <text:s/>0.2 <text:s/>0.33</text:p>
            <text:p text:style-name="P107">bad result</text:p>
          </table:table-cell>
          <table:table-cell table:style-name="Table1.F2" office:value-type="string">
            <text:p text:style-name="P71"/>
          </table:table-cell>
        </table:table-row>
        <table:table-row>
          <table:table-cell table:style-name="Table1.A2" office:value-type="string">
            <text:p text:style-name="P111">3.6</text:p>
          </table:table-cell>
          <table:table-cell table:style-name="Table1.A2" office:value-type="string">
            <text:p text:style-name="P112">modify order in a loop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6">TP: <text:span text:style-name="T22">100</text:span> <text:s text:c="2"/>FN: <text:span text:style-name="T8">0</text:span></text:p>
            <text:p text:style-name="P16">FP: <text:span text:style-name="T15">0</text:span> <text:s/>TN: <text:span text:style-name="T22">100</text:span></text:p>
            <text:p text:style-name="Table_20_Contents"/>
            <text:p text:style-name="P9">good <text:span text:style-name="T8">recall, good </text:span>precision.</text:p>
            <text:p text:style-name="P38"/>
            <text:p text:style-name="P9">Similarity: </text:p>
            <text:p text:style-name="P27">simple</text:p>
          </table:table-cell>
          <table:table-cell table:style-name="Table1.A2" office:value-type="string">
            <text:p text:style-name="P19"><text:span text:style-name="T1">New </text:span>Model: </text:p>
            <text:p text:style-name="P19">TP: <text:span text:style-name="T22">100</text:span> <text:s text:c="2"/>FN: <text:span text:style-name="T8">0</text:span></text:p>
            <text:p text:style-name="P19">FP: ??<text:span text:style-name="T15"> </text:span><text:s text:c="4"/>TN: <text:span text:style-name="T22">100</text:span></text:p>
            <text:p text:style-name="P19"/>
            <text:p text:style-name="P17">good recall, <text:span text:style-name="T25">less precision</text:span><text:span text:style-name="T20"> with more behavior</text:span></text:p>
            <text:p text:style-name="P38"/>
            <text:p text:style-name="P12">Similarity: <text:span text:style-name="T21">keep original loop, <text:s/>add silent transition in loop to change order</text:span></text:p>
          </table:table-cell>
          <table:table-cell table:style-name="Table1.A2" office:value-type="string">
            <text:p text:style-name="P110"><text:span text:style-name="T1">New </text:span>Model: </text:p>
            <text:p text:style-name="P110">TP: <text:span text:style-name="T20">50</text:span> <text:s text:c="2"/>FN: <text:span text:style-name="T33">50</text:span></text:p>
            <text:p text:style-name="P110">FP: <text:span text:style-name="T15">0</text:span> <text:s/>TN: <text:span text:style-name="T33">100</text:span></text:p>
            <text:p text:style-name="P110"/>
            <text:p text:style-name="P108">0.5 <text:s/>1.0 0.75 0.67</text:p>
            <text:p text:style-name="P108"/>
            <text:p text:style-name="P113">Here is sth not so well happening..</text:p>
          </table:table-cell>
          <table:table-cell table:style-name="Table1.F2" office:value-type="string">
            <text:p text:style-name="P74"/>
          </table:table-cell>
        </table:table-row>
        <table:table-row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F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42">4.1</text:p>
          </table:table-cell>
          <table:table-cell table:style-name="Table1.A2" office:value-type="string">
            <text:p text:style-name="P17">add global dependency to model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6">TP: <text:span text:style-name="T22">100</text:span> <text:s text:c="2"/>FN: <text:span text:style-name="T8">0</text:span></text:p>
            <text:p text:style-name="P33">FP: <text:span text:style-name="T23">100</text:span> <text:s/>TN: </text:p>
            <text:p text:style-name="Table_20_Contents"/>
            <text:p text:style-name="P9">good <text:span text:style-name="T8">recall, less </text:span>precision.</text:p>
            <text:p text:style-name="P38"/>
            <text:p text:style-name="P28"><text:s/>couldn’t see the global dependency</text:p>
          </table:table-cell>
          <table:table-cell table:style-name="Table1.A2" office:value-type="string">
            <text:p text:style-name="P19"><text:span text:style-name="T1">New </text:span>Model: </text:p>
            <text:p text:style-name="P19">TP: <text:span text:style-name="T22">100</text:span> <text:s text:c="2"/>FN: <text:span text:style-name="T8">0</text:span></text:p>
            <text:p text:style-name="P34">FP: <text:span text:style-name="T23">100</text:span> <text:s text:c="3"/>TN: <text:span text:style-name="T23">0</text:span></text:p>
            <text:p text:style-name="P19"/>
            <text:p text:style-name="P17">good recall, <text:span text:style-name="T25">less precision</text:span><text:span text:style-name="T20"> with more behavior</text:span></text:p>
            <text:p text:style-name="P38"/>
            <text:p text:style-name="P12"><text:s/>couldn’t see the global dependency</text:p>
          </table:table-cell>
          <table:table-cell table:style-name="Table1.A2" office:value-type="string">
            <text:p text:style-name="P114">Same like IM</text:p>
            <text:p text:style-name="P114"/>
            <text:p text:style-name="P116"><text:span text:style-name="T1">New </text:span>Model: </text:p>
            <text:p text:style-name="P116">TP: <text:span text:style-name="T22">100</text:span> <text:s text:c="2"/>FN: <text:span text:style-name="T8">0</text:span></text:p>
            <text:p text:style-name="P115">FP: <text:span text:style-name="T23">100</text:span> <text:s/>TN: </text:p>
            <text:p text:style-name="P115"/>
            <text:p text:style-name="P115">since we don’t add the global dependency detection</text:p>
          </table:table-cell>
          <table:table-cell table:style-name="Table1.F2" office:value-type="string">
            <text:p text:style-name="P75"/>
          </table:table-cell>
        </table:table-row>
        <table:table-row>
          <table:table-cell table:style-name="Table1.A2" office:value-type="string">
            <text:p text:style-name="P43">4.2</text:p>
          </table:table-cell>
          <table:table-cell table:style-name="Table1.A2" office:value-type="string">
            <text:p text:style-name="P17"><text:span text:style-name="T23">Change </text:span>global dependency <text:span text:style-name="T23">structure</text:span>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6">TP: <text:span text:style-name="T22">100</text:span> <text:s text:c="2"/>FN: <text:span text:style-name="T8">0</text:span></text:p>
            <text:p text:style-name="P33">FP: <text:span text:style-name="T23">100</text:span> <text:s/>TN: </text:p>
            <text:p text:style-name="Table_20_Contents"/>
            <text:p text:style-name="P9"><text:soft-page-break/>good <text:span text:style-name="T8">recall, less </text:span>precision.</text:p>
            <text:p text:style-name="P38"/>
            <text:p text:style-name="P28"><text:s/>couldn’t see the global dependency</text:p>
          </table:table-cell>
          <table:table-cell table:style-name="Table1.A2" office:value-type="string">
            <text:p text:style-name="P19"><text:span text:style-name="T1">New </text:span>Model: </text:p>
            <text:p text:style-name="P19">TP: <text:span text:style-name="T22">100</text:span> <text:s text:c="2"/>FN: <text:span text:style-name="T8">0</text:span></text:p>
            <text:p text:style-name="P34">FP: <text:span text:style-name="T23">100</text:span> <text:s text:c="3"/>TN: <text:span text:style-name="T23">0</text:span></text:p>
            <text:p text:style-name="P19"/>
            <text:p text:style-name="P17"><text:soft-page-break/>good recall, <text:span text:style-name="T20">less precision with more behavior</text:span></text:p>
            <text:p text:style-name="P38"/>
            <text:p text:style-name="P12"><text:s/>couldn’t see the global dependency, <text:span text:style-name="T23">couldn’t change sturcture</text:span></text:p>
          </table:table-cell>
          <table:table-cell table:style-name="Table1.A2" office:value-type="string">
            <text:p text:style-name="P117">Like IM </text:p>
          </table:table-cell>
          <table:table-cell table:style-name="Table1.F2" office:value-type="string">
            <text:p text:style-name="P76"/>
          </table:table-cell>
        </table:table-row>
        <table:table-row>
          <table:table-cell table:style-name="Table1.A2" office:value-type="string">
            <text:p text:style-name="P43">4.3</text:p>
          </table:table-cell>
          <table:table-cell table:style-name="Table1.A2" office:value-type="string">
            <text:p text:style-name="P17"><text:span text:style-name="T23">delete </text:span>global dependency 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6">TP: <text:span text:style-name="T23">200</text:span> <text:s text:c="2"/>FN: <text:span text:style-name="T8">0</text:span></text:p>
            <text:p text:style-name="P16">FP: <text:span text:style-name="T23">0</text:span> <text:s/>TN: <text:span text:style-name="T23">0</text:span></text:p>
            <text:p text:style-name="Table_20_Contents"/>
            <text:p text:style-name="P9">good <text:span text:style-name="T8">recall, good </text:span>precision.</text:p>
            <text:p text:style-name="P38"/>
            <text:p text:style-name="P28"><text:s/>couldn’t see the global dependency</text:p>
          </table:table-cell>
          <table:table-cell table:style-name="Table1.A2" office:value-type="string">
            <text:p text:style-name="P19"><text:span text:style-name="T1">New </text:span>Model: </text:p>
            <text:p text:style-name="P19">TP: <text:span text:style-name="T23">200</text:span> <text:s text:c="2"/>FN: <text:span text:style-name="T8">0</text:span></text:p>
            <text:p text:style-name="P19">FP: ?? <text:s text:c="3"/>TN: <text:span text:style-name="T23">0</text:span></text:p>
            <text:p text:style-name="P19"/>
            <text:p text:style-name="P17">good recall, <text:span text:style-name="T20">less precision with more behavior</text:span></text:p>
            <text:p text:style-name="P38"/>
            <text:p text:style-name="P12"><text:s/>couldn’t see the global dependency</text:p>
          </table:table-cell>
          <table:table-cell table:style-name="Table1.A2" office:value-type="string">
            <text:p text:style-name="P117">Like Im</text:p>
            <text:p text:style-name="P117"/>
            <text:p text:style-name="P117"/>
            <text:p text:style-name="P117">can’t detect the global dependency</text:p>
          </table:table-cell>
          <table:table-cell table:style-name="Table1.F2" office:value-type="string">
            <text:p text:style-name="P19"/>
          </table:table-cell>
        </table:table-row>
      </table:table>
      <text:p text:style-name="Standard"/>
      <text:p text:style-name="Standard"/>
      <text:p text:style-name="P5">From above experiments, we can see:</text:p>
      <text:p text:style-name="P5"/>
      <text:p text:style-name="P83">Performance side for non-overlap data: </text:p>
      <text:p text:style-name="P2"><text:span text:style-name="T7"><text:tab/></text:span><text:span text:style-name="T2">True Positive:</text:span><text:span text:style-name="T3"> </text:span><text:span text:style-name="T4"><text:s/>two methods try to fit it well.</text:span></text:p>
      <text:p text:style-name="P1"><text:span text:style-name="T7"><text:tab/></text:span><text:span text:style-name="T5">True Negative:</text:span><text:span text:style-name="T6"> </text:span></text:p>
      <text:p text:style-name="P1"><text:span text:style-name="T7"><text:tab/></text:span><text:span text:style-name="T5">False Positive:</text:span></text:p>
      <text:p text:style-name="P1"><text:span text:style-name="T7"><text:tab/></text:span><text:span text:style-name="T5">False Negative</text:span><text:span text:style-name="T2">:</text:span></text:p>
      <text:p text:style-name="P3">Overlapped data</text:p>
      <text:p text:style-name="P4">Overlap traces, using positive, model has</text:p>
      <text:p text:style-name="P4">Overlap traces, using complement positive, model </text:p>
      <text:p text:style-name="P4">(few data, then high precision lower accuracy and F1-score), </text:p>
      <text:p text:style-name="P4">more data, ? How’s the result??? </text:p>
      <text:p text:style-name="P3">Data With noise (unfit traces) </text:p>
      <text:p text:style-name="P5"/>
      <text:p text:style-name="P6">Should we create some coordinate to present the results, for recall, precision parts and other values?? </text:p>
      <text:p text:style-name="P6">and then we see that different cases, but always that, inductive miner has higher recall and precision than repair model, but for similarity side, not like this.. </text:p>
      <text:p text:style-name="P6">How to compare the similarity distance ??</text:p>
      <text:p text:style-name="P7">Don’t want to do more tests, that also what I want, but now having a lot of problems, worthy it?? Must use more times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style:line-height-at-least="0.139in" fo:text-align="center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1" style:display-name="Title Slide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1" style:display-name="Blank Slide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 style:parent-style-name="Blank_20_Slide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Notizen" style:display-name="Blank 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Hintergrundobjekte" style:display-name="Blank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20_Slide_7e_LT_7e_Hintergrund" style:display-name="Blank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5f_1" style:display-name="Default_1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no_20_fill_20_and_20_no_20_line_5f_1" style:display-name="Object with no fill and no line_1" style:family="paragraph" style:parent-style-name="Default_5f_1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5f_1_5f_1" style:display-name="Default_1_1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no_20_fill_20_and_20_no_20_line_5f_1_5f_1" style:display-name="Object with no fill and no line_1_1" style:family="paragraph" style:parent-style-name="Default_5f_1_5f_1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c__20_Content_7e_LT_7e_Gliederung_20_1" style:display-name="Title, Conten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Content_7e_LT_7e_Gliederung_20_2" style:display-name="Title, Content~LT~Gliederung 2" style:family="paragraph" style:parent-style-name="Title_2c__20_Conten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c__20_Content_7e_LT_7e_Gliederung_20_3" style:display-name="Title, Content~LT~Gliederung 3" style:family="paragraph" style:parent-style-name="Title_2c__20_Conten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c__20_Content_7e_LT_7e_Gliederung_20_4" style:display-name="Title, Content~LT~Gliederung 4" style:family="paragraph" style:parent-style-name="Title_2c__20_Conten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7e_LT_7e_Gliederung_20_5" style:display-name="Title, Content~LT~Gliederung 5" style:family="paragraph" style:parent-style-name="Title_2c__20_Conten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7e_LT_7e_Gliederung_20_6" style:display-name="Title, Content~LT~Gliederung 6" style:family="paragraph" style:parent-style-name="Title_2c__20_Conten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7e_LT_7e_Gliederung_20_7" style:display-name="Title, Content~LT~Gliederung 7" style:family="paragraph" style:parent-style-name="Title_2c__20_Conten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7e_LT_7e_Gliederung_20_8" style:display-name="Title, Content~LT~Gliederung 8" style:family="paragraph" style:parent-style-name="Title_2c__20_Conten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7e_LT_7e_Gliederung_20_9" style:display-name="Title, Content~LT~Gliederung 9" style:family="paragraph" style:parent-style-name="Title_2c__20_Conten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7e_LT_7e_Titel" style:display-name="Title, Conten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Content_7e_LT_7e_Untertitel" style:display-name="Title, Content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Content_7e_LT_7e_Notizen" style:display-name="Title,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Content_7e_LT_7e_Hintergrundobjekte" style:display-name="Title,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c__20_Content_7e_LT_7e_Hintergrund" style:display-name="Title,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0T16:33:37.016088136</meta:creation-date>
    <dc:date>2018-10-08T17:53:01.315046925</dc:date>
    <meta:editing-duration>PT17H55M28S</meta:editing-duration>
    <meta:editing-cycles>69</meta:editing-cycles>
    <meta:generator>LibreOffice/6.0.6.2$Linux_X86_64 LibreOffice_project/00m0$Build-2</meta:generator>
    <meta:document-statistic meta:table-count="1" meta:image-count="0" meta:object-count="0" meta:page-count="9" meta:paragraph-count="545" meta:word-count="2228" meta:character-count="12097" meta:non-whitespace-character-count="9919"/>
  </office:meta>
</office:document-meta>
</file>